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width="0.081cm" svg:stroke-color="#1c1c1c" draw:marker-start-width="0.321cm" draw:marker-end-width="0.321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88cm" fo:min-width="0.938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108cm" fo:min-width="0.85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01cm" fo:min-width="1.786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321cm" fo:min-width="1.706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512cm" fo:min-width="12.96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274cm" fo:min-width="8.898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3.941cm" fo:min-width="3.691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96cm" fo:min-width="2.71cm" fo:padding-top="0.165cm" fo:padding-bottom="0.165cm" fo:padding-left="0.29cm" fo:padding-right="0.29cm"/>
      <style:paragraph-properties style:writing-mode="lr-tb"/>
    </style:style>
    <style:style style:name="gr13" style:family="graphic" style:parent-style-name="objectwithoutfill">
      <style:graphic-properties svg:stroke-width="0.081cm" svg:stroke-color="#1c1c1c" draw:marker-start-width="0.321cm" draw:marker-end-width="0.321cm" draw:fill="solid" draw:fill-color="#ffffff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88cm" fo:min-width="2.89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9cm" fo:min-width="0.516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099cm" fo:min-width="0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34cm" fo:min-width="1.684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893cm" fo:min-width="6.866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333cm" fo:min-width="6.866c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svg:stroke-width="0.081cm" svg:stroke-color="#1c1c1c" draw:marker-start="Arrow" draw:marker-start-width="0.421cm" draw:marker-end="Arrow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813cm" fo:min-width="6.786cm" fo:padding-top="0.165cm" fo:padding-bottom="0.165cm" fo:padding-left="0.29cm" fo:padding-right="0.29cm"/>
      <style:paragraph-properties style:writing-mode="lr-tb"/>
    </style:style>
    <style:style style:name="gr2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53cm" fo:min-width="3.086cm" fo:padding-top="0.165cm" fo:padding-bottom="0.165cm" fo:padding-left="0.29cm" fo:padding-right="0.29cm"/>
      <style:paragraph-properties style:writing-mode="lr-tb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75cm" fo:min-width="1.325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253cm" fo:min-width="6.786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428cm" fo:min-width="1.684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93cm" fo:min-width="3.056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079cm" fo:min-width="3.056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893cm" fo:min-width="22.36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1c1c1c" draw:marker-start-width="0.321cm" draw:marker-end-width="0.321cm" draw:fill-color="#ffb66c" draw:textarea-horizontal-align="justify" draw:textarea-vertical-align="middle" draw:auto-grow-height="false" fo:min-height="0.813cm" fo:min-width="2.976cm" fo:padding-top="0.165cm" fo:padding-bottom="0.165cm" fo:padding-left="0.29cm" fo:padding-right="0.29cm"/>
      <style:paragraph-properties style:writing-mode="lr-tb"/>
    </style:style>
    <style:style style:name="gr32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999cm" fo:min-width="2.976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258cm" fo:min-width="1.024cm" fo:padding-top="0.165cm" fo:padding-bottom="0.165cm" fo:padding-left="0.29cm" fo:padding-right="0.29cm"/>
    </style:style>
    <style:style style:name="gr34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206cm" fo:min-width="0.972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1c1c1c" draw:marker-start-width="0.321cm" draw:marker-end-width="0.321cm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2.417cm" fo:min-width="5.596cm" fo:padding-top="0.165cm" fo:padding-bottom="0.165cm" fo:padding-left="0.29cm" fo:padding-right="0.29cm"/>
      <style:paragraph-properties style:writing-mode="lr-tb"/>
    </style:style>
    <style:style style:name="gr37" style:family="graphic" style:parent-style-name="objectwithoutfill">
      <style:graphic-properties draw:stroke="dash" draw:stroke-dash="Dashed_20__28_var_29_" svg:stroke-width="0.081cm" svg:stroke-color="#ff972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19cm" fo:min-width="1.324cm" fo:padding-top="0.165cm" fo:padding-bottom="0.165cm" fo:padding-left="0.29cm" fo:padding-right="0.29cm"/>
      <style:paragraph-properties style:writing-mode="lr-tb"/>
    </style:style>
    <style:style style:name="gr39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893cm" fo:min-width="3.945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1.528cm" fo:min-width="15.883cm" fo:padding-top="0.165cm" fo:padding-bottom="0.165cm" fo:padding-left="0.29cm" fo:padding-right="0.29cm"/>
      <style:paragraph-properties style:writing-mode="lr-tb"/>
    </style:style>
    <style:style style:name="gr41" style:family="graphic" style:parent-style-name="objectwithoutfill">
      <style:graphic-properties svg:stroke-width="0.081cm" svg:stroke-color="#1c1c1c" draw:marker-start-width="0.321cm" draw:marker-end="Arrow" draw:marker-end-width="0.421cm" draw:fill="solid" draw:fill-color="#ffffff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24cm" svg:y1="1.159cm" svg:x2="2.524cm" svg:y2="11.192cm">
          <text:p/>
        </draw:line>
        <draw:line draw:style-name="gr1" draw:text-style-name="P1" draw:layer="layout" svg:x1="3.224cm" svg:y1="1.16cm" svg:x2="3.224cm" svg:y2="11.193cm">
          <text:p/>
        </draw:line>
        <draw:line draw:style-name="gr1" draw:text-style-name="P1" draw:layer="layout" svg:x1="15.524cm" svg:y1="1.159cm" svg:x2="15.524cm" svg:y2="11.192cm">
          <text:p/>
        </draw:line>
        <draw:line draw:style-name="gr1" draw:text-style-name="P1" draw:layer="layout" svg:x1="16.224cm" svg:y1="1.16cm" svg:x2="16.224cm" svg:y2="11.193cm">
          <text:p/>
        </draw:line>
        <draw:line draw:style-name="gr2" draw:text-style-name="P1" draw:layer="layout" svg:x1="15.48cm" svg:y1="2.683cm" svg:x2="3.288cm" svg:y2="2.683cm">
          <text:p/>
        </draw:line>
        <draw:line draw:style-name="gr2" draw:text-style-name="P1" draw:layer="layout" svg:x1="3.288cm" svg:y1="4.683cm" svg:x2="15.48cm" svg:y2="4.683cm">
          <text:p/>
        </draw:line>
        <draw:line draw:style-name="gr2" draw:text-style-name="P1" draw:layer="layout" svg:x1="15.48cm" svg:y1="6.683cm" svg:x2="3.288cm" svg:y2="6.683cm">
          <text:p/>
        </draw:line>
        <draw:line draw:style-name="gr2" draw:text-style-name="P1" draw:layer="layout" svg:x1="3.288cm" svg:y1="8.683cm" svg:x2="15.48cm" svg:y2="8.683cm">
          <text:p/>
        </draw:line>
        <draw:line draw:style-name="gr2" draw:text-style-name="P1" draw:layer="layout" svg:x1="15.48cm" svg:y1="10.683cm" svg:x2="3.288cm" svg:y2="10.683cm">
          <text:p/>
        </draw:line>
        <draw:frame draw:style-name="gr3" draw:text-style-name="P2" draw:layer="layout" svg:width="6.17cm" svg:height="0.962cm" svg:x="6.299cm" svg:y="1.667cm">
          <draw:text-box>
            <text:p>Tomato soup please</text:p>
          </draw:text-box>
        </draw:frame>
        <draw:frame draw:style-name="gr3" draw:text-style-name="P2" draw:layer="layout" svg:width="4.481cm" svg:height="0.962cm" svg:x="7.144cm" svg:y="3.667cm">
          <draw:text-box>
            <text:p>And to follow?</text:p>
          </draw:text-box>
        </draw:frame>
        <draw:frame draw:style-name="gr3" draw:text-style-name="P2" draw:layer="layout" svg:width="3.533cm" svg:height="0.962cm" svg:x="7.618cm" svg:y="5.667cm">
          <draw:text-box>
            <text:p>Fillet steak</text:p>
          </draw:text-box>
        </draw:frame>
        <draw:frame draw:style-name="gr3" draw:text-style-name="P2" draw:layer="layout" svg:width="8.986cm" svg:height="0.962cm" svg:x="4.891cm" svg:y="7.667cm">
          <draw:text-box>
            <text:p>How would you like it cooked?</text:p>
          </draw:text-box>
        </draw:frame>
        <draw:frame draw:style-name="gr3" draw:text-style-name="P2" draw:layer="layout" svg:width="3.533cm" svg:height="0.962cm" svg:x="7.618cm" svg:y="5.667cm">
          <draw:text-box>
            <text:p>Fillet steak</text:p>
          </draw:text-box>
        </draw:frame>
        <draw:frame draw:style-name="gr3" draw:text-style-name="P2" draw:layer="layout" svg:width="3.914cm" svg:height="0.962cm" svg:x="7.427cm" svg:y="9.667cm">
          <draw:text-box>
            <text:p>Rare please</text:p>
          </draw:text-box>
        </draw:frame>
        <draw:custom-shape draw:style-name="gr4" draw:text-style-name="P4" xml:id="id10" draw:id="id10" draw:layer="layout" svg:width="2.032cm" svg:height="2.032cm" svg:x="1.889cm" svg:y="12.697cm">
          <text:p text:style-name="P3">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" draw:id="id8" draw:layer="layout" svg:width="2.032cm" svg:height="2.032cm" svg:x="4.89cm" svg:y="12.698cm">
          <text:p text:style-name="P3">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2.032cm" svg:height="2.032cm" svg:x="7.891cm" svg:y="12.699cm">
          <text:p text:style-name="P3">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2.286cm" svg:height="1.651cm" svg:x="4.81cm" svg:y="15.859cm">
          <draw:glue-point draw:id="4" svg:x="-5cm" svg:y="-4.996cm"/>
          <draw:glue-point draw:id="5" svg:x="5cm" svg:y="-4.996cm"/>
          <text:p text:style-name="P3">s1</text:p>
          <draw:enhanced-geometry svg:viewBox="0 0 21600 21600" draw:type="rectangle" draw:enhanced-path="M 0 0 L 21600 0 21600 21600 0 21600 0 0 Z N"/>
        </draw:custom-shape>
        <draw:custom-shape draw:style-name="gr5" draw:text-style-name="P4" xml:id="id7" draw:id="id7" draw:layer="layout" svg:width="2.032cm" svg:height="2.032cm" svg:x="0.89cm" svg:y="15.598cm">
          <text:p text:style-name="P3">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2.032cm" svg:height="2.032cm" svg:x="1.991cm" svg:y="17.899cm">
          <text:p text:style-name="P3">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2" draw:id="id12" draw:layer="layout" svg:width="2.032cm" svg:height="2.032cm" svg:x="3.992cm" svg:y="21.9cm">
          <text:p text:style-name="P3">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2.032cm" svg:height="2.032cm" svg:x="7.993cm" svg:y="22.901cm">
          <text:p text:style-name="P3">c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3" draw:id="id3" draw:layer="layout" svg:width="2.286cm" svg:height="1.651cm" svg:x="7.81cm" svg:y="19.859cm">
          <draw:glue-point draw:id="4" svg:x="-5.179cm" svg:y="5.245cm"/>
          <text:p text:style-name="P3">s2</text:p>
          <draw:enhanced-geometry svg:viewBox="0 0 21600 21600" draw:type="rectangle" draw:enhanced-path="M 0 0 L 21600 0 21600 21600 0 21600 0 0 Z N"/>
        </draw:custom-shape>
        <draw:custom-shape draw:style-name="gr7" draw:text-style-name="P4" xml:id="id2" draw:id="id2" draw:layer="layout" svg:width="2.286cm" svg:height="1.651cm" svg:x="10.81cm" svg:y="15.859cm">
          <draw:glue-point draw:id="4" svg:x="5.004cm" svg:y="-4.996cm"/>
          <text:p text:style-name="P3">s4</text:p>
          <draw:enhanced-geometry svg:viewBox="0 0 21600 21600" draw:type="rectangle" draw:enhanced-path="M 0 0 L 21600 0 21600 21600 0 21600 0 0 Z N"/>
        </draw:custom-shape>
        <draw:custom-shape draw:style-name="gr7" draw:text-style-name="P4" xml:id="id4" draw:id="id4" draw:layer="layout" svg:width="2.286cm" svg:height="1.651cm" svg:x="13.81cm" svg:y="19.859cm">
          <draw:glue-point draw:id="4" svg:x="5.179cm" svg:y="-2.301cm"/>
          <draw:glue-point draw:id="5" svg:x="5.179cm" svg:y="5.245cm"/>
          <text:p text:style-name="P3">s3</text:p>
          <draw:enhanced-geometry svg:viewBox="0 0 21600 21600" draw:type="rectangle" draw:enhanced-path="M 0 0 L 21600 0 21600 21600 0 21600 0 0 Z N"/>
        </draw:custom-shape>
        <draw:custom-shape draw:style-name="gr5" draw:text-style-name="P4" xml:id="id16" draw:id="id16" draw:layer="layout" svg:width="2.032cm" svg:height="2.032cm" svg:x="12.892cm" svg:y="12.7cm">
          <text:p text:style-name="P3">c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2.032cm" svg:height="2.032cm" svg:x="15.893cm" svg:y="14.701cm">
          <text:p text:style-name="P3">c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5" draw:id="id15" draw:layer="layout" svg:width="2.032cm" svg:height="2.032cm" svg:x="18.894cm" svg:y="17.702cm">
          <text:p text:style-name="P3">c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2.032cm" svg:height="2.032cm" svg:x="18.495cm" svg:y="20.703cm">
          <text:p text:style-name="P3">c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4" draw:id="id14" draw:layer="layout" svg:width="2.032cm" svg:height="2.032cm" svg:x="16.096cm" svg:y="22.804cm">
          <text:p text:style-name="P3">c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7.096cm" svg:y1="16.684cm" svg:x2="10.81cm" svg:y2="16.684cm" draw:start-shape="id1" draw:start-glue-point="1" draw:end-shape="id2" draw:end-glue-point="3" svg:d="M7096 16684h3714" svg:viewBox="0 0 3715 1">
          <text:p/>
        </draw:connector>
        <draw:connector draw:style-name="gr1" draw:text-style-name="P1" draw:layer="layout" draw:type="line" svg:x1="5.953cm" svg:y1="17.51cm" svg:x2="8.953cm" svg:y2="19.859cm" draw:start-shape="id1" draw:start-glue-point="2" draw:end-shape="id3" draw:end-glue-point="0" svg:d="M5953 17510l3000 2349" svg:viewBox="0 0 3001 2350">
          <text:p/>
        </draw:connector>
        <draw:connector draw:style-name="gr1" draw:text-style-name="P1" draw:layer="layout" draw:type="line" svg:x1="10.096cm" svg:y1="20.684cm" svg:x2="13.81cm" svg:y2="20.684cm" draw:start-shape="id3" draw:start-glue-point="1" draw:end-shape="id4" draw:end-glue-point="3" svg:d="M10096 20684h3714" svg:viewBox="0 0 3715 1">
          <text:p/>
        </draw:connector>
        <draw:connector draw:style-name="gr1" draw:text-style-name="P1" draw:layer="layout" draw:type="line" svg:x1="11.953cm" svg:y1="17.51cm" svg:x2="14.953cm" svg:y2="19.859cm" draw:start-shape="id2" draw:start-glue-point="2" draw:end-shape="id4" draw:end-glue-point="0" svg:d="M11953 17510l3000 2349" svg:viewBox="0 0 3001 2350">
          <text:p/>
        </draw:connector>
        <draw:connector draw:style-name="gr1" draw:text-style-name="P1" draw:layer="layout" draw:type="line" svg:x1="16.096cm" svg:y1="20.684cm" svg:x2="18.495cm" svg:y2="21.719cm" draw:start-shape="id4" draw:start-glue-point="1" draw:end-shape="id5" draw:end-glue-point="6" svg:d="M16096 20684l2399 1035" svg:viewBox="0 0 2400 1036">
          <text:p/>
        </draw:connector>
        <draw:connector draw:style-name="gr1" draw:text-style-name="P1" draw:layer="layout" draw:type="line" svg:x1="8.953cm" svg:y1="21.51cm" svg:x2="9.009cm" svg:y2="22.901cm" draw:start-shape="id3" draw:start-glue-point="2" draw:end-shape="id6" draw:end-glue-point="4" svg:d="M8953 21510l56 1391" svg:viewBox="0 0 57 1392">
          <text:p/>
        </draw:connector>
        <draw:connector draw:style-name="gr1" draw:text-style-name="P1" draw:layer="layout" draw:type="line" svg:x1="4.81cm" svg:y1="16.684cm" svg:x2="2.922cm" svg:y2="16.614cm" draw:start-shape="id1" draw:start-glue-point="3" draw:end-shape="id7" draw:end-glue-point="10" svg:d="M4810 16684l-1888-70" svg:viewBox="0 0 1889 71">
          <text:p/>
        </draw:connector>
        <draw:connector draw:style-name="gr1" draw:text-style-name="P1" draw:layer="layout" draw:type="line" svg:x1="5.953cm" svg:y1="15.859cm" svg:x2="5.906cm" svg:y2="14.73cm" draw:start-shape="id1" draw:start-glue-point="0" draw:end-shape="id8" draw:end-glue-point="8" svg:d="M5953 15859l-47-1129" svg:viewBox="0 0 48 1130">
          <text:p/>
        </draw:connector>
        <draw:connector draw:style-name="gr1" draw:text-style-name="P1" draw:layer="layout" draw:type="line" svg:x1="13.096cm" svg:y1="16.684cm" svg:x2="15.893cm" svg:y2="15.717cm" draw:start-shape="id2" draw:start-glue-point="1" draw:end-shape="id9" draw:end-glue-point="6" svg:d="M13096 16684l2797-967" svg:viewBox="0 0 2798 968">
          <text:p/>
        </draw:connector>
        <draw:connector draw:style-name="gr1" draw:text-style-name="P1" draw:layer="layout" draw:type="line" svg:x1="4.81cm" svg:y1="15.86cm" svg:x2="3.624cm" svg:y2="14.432cm" draw:start-shape="id1" draw:start-glue-point="4" draw:end-shape="id10" draw:end-glue-point="9" svg:d="M4810 15860l-1186-1428" svg:viewBox="0 0 1187 1429">
          <text:p/>
        </draw:connector>
        <draw:connector draw:style-name="gr1" draw:text-style-name="P1" draw:layer="layout" draw:type="line" svg:x1="7.096cm" svg:y1="15.86cm" svg:x2="8.188cm" svg:y2="14.434cm" draw:start-shape="id1" draw:start-glue-point="5" draw:end-shape="id11" draw:end-glue-point="7" svg:d="M7096 15860l1092-1426" svg:viewBox="0 0 1093 1427">
          <text:p/>
        </draw:connector>
        <draw:connector draw:style-name="gr1" draw:text-style-name="P1" draw:layer="layout" draw:type="line" svg:x1="7.81cm" svg:y1="21.51cm" svg:x2="5.727cm" svg:y2="22.197cm" draw:start-shape="id3" draw:start-glue-point="4" draw:end-shape="id12" draw:end-glue-point="11" svg:d="M7810 21510l-2083 687" svg:viewBox="0 0 2084 688">
          <text:p/>
        </draw:connector>
        <draw:connector draw:style-name="gr1" draw:text-style-name="P1" draw:layer="layout" draw:type="line" svg:x1="7.81cm" svg:y1="20.684cm" svg:x2="3.726cm" svg:y2="19.634cm" draw:start-shape="id3" draw:start-glue-point="3" draw:end-shape="id13" draw:end-glue-point="9" svg:d="M7810 20684l-4084-1050" svg:viewBox="0 0 4085 1051">
          <text:p/>
        </draw:connector>
        <draw:connector draw:style-name="gr1" draw:text-style-name="P1" draw:layer="layout" draw:type="line" svg:x1="16.096cm" svg:y1="21.51cm" svg:x2="16.393cm" svg:y2="23.101cm" draw:start-shape="id4" draw:start-glue-point="5" draw:end-shape="id14" draw:end-glue-point="5" svg:d="M16096 21510l297 1591" svg:viewBox="0 0 298 1592">
          <text:p/>
        </draw:connector>
        <draw:connector draw:style-name="gr1" draw:text-style-name="P1" draw:layer="layout" draw:type="line" svg:x1="16.096cm" svg:y1="20.305cm" svg:x2="18.894cm" svg:y2="18.718cm" draw:start-shape="id4" draw:start-glue-point="4" draw:end-shape="id15" draw:end-glue-point="6" svg:d="M16096 20305l2798-1587" svg:viewBox="0 0 2799 1588">
          <text:p/>
        </draw:connector>
        <draw:connector draw:style-name="gr1" draw:text-style-name="P1" draw:layer="layout" draw:type="line" svg:x1="13.096cm" svg:y1="15.86cm" svg:x2="13.908cm" svg:y2="14.732cm" draw:start-shape="id2" draw:start-glue-point="4" draw:end-shape="id16" draw:end-glue-point="8" svg:d="M13096 15860l812-1128" svg:viewBox="0 0 813 1129">
          <text:p/>
        </draw:connector>
        <draw:custom-shape draw:style-name="gr7" draw:text-style-name="P4" draw:layer="layout" svg:width="2.286cm" svg:height="1.651cm" svg:x="23.385cm" svg:y="13.859cm">
          <draw:glue-point draw:id="4" svg:x="5.004cm" svg:y="-4.996cm"/>
          <text:p text:style-name="P3"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2.032cm" svg:x="23.512cm" svg:y="18.704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765cm" svg:height="0.962cm" svg:x="22.146cm" svg:y="15.891cm">
          <draw:text-box>
            <text:p>Server process</text:p>
          </draw:text-box>
        </draw:frame>
        <draw:frame draw:style-name="gr3" draw:text-style-name="P2" draw:layer="layout" svg:width="4.515cm" svg:height="0.962cm" svg:x="22.271cm" svg:y="20.891cm">
          <draw:text-box>
            <text:p>Client process</text:p>
          </draw:text-box>
        </draw:frame>
      </draw:page>
      <draw:page draw:name="page2" draw:style-name="dp1" draw:master-page-name="Default">
        <draw:custom-shape draw:style-name="gr8" draw:text-style-name="P4" draw:layer="layout" svg:width="13.462cm" svg:height="0.762cm" svg:x="1.232cm" svg:y="5.081cm">
          <text:p text:style-name="P3">Network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2.032cm" svg:x="1.89cm" svg:y="1.399cm">
          <text:p text:style-name="P3">CC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286cm" svg:height="1.651cm" svg:x="5.21cm" svg:y="1.59cm">
          <draw:glue-point draw:id="4" svg:x="-5cm" svg:y="-4.996cm"/>
          <draw:glue-point draw:id="5" svg:x="5cm" svg:y="-4.996cm"/>
          <text:p text:style-name="P3">SC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2.032cm" svg:x="8.891cm" svg:y="1.399cm">
          <text:p text:style-name="P3">CC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2cm" svg:height="2.032cm" svg:x="11.892cm" svg:y="1.399cm">
          <text:p text:style-name="P3">CC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2cm" svg:height="2.032cm" svg:x="1.891cm" svg:y="7.4cm">
          <text:p text:style-name="P3">CC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286cm" svg:height="1.651cm" svg:x="5.211cm" svg:y="7.591cm">
          <draw:glue-point draw:id="4" svg:x="-5cm" svg:y="-4.996cm"/>
          <draw:glue-point draw:id="5" svg:x="5cm" svg:y="-4.996cm"/>
          <text:p text:style-name="P3">SC1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2.032cm" svg:x="8.892cm" svg:y="7.4cm">
          <text:p text:style-name="P3">CC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032cm" svg:height="2.032cm" svg:x="11.893cm" svg:y="7.4cm">
          <text:p text:style-name="P3">CC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937cm" svg:y1="5.843cm" svg:x2="2.937cm" svg:y2="7.367cm">
          <text:p/>
        </draw:line>
        <draw:line draw:style-name="gr1" draw:text-style-name="P1" draw:layer="layout" svg:x1="6.337cm" svg:y1="5.843cm" svg:x2="6.366cm" svg:y2="7.621cm">
          <text:p/>
        </draw:line>
        <draw:line draw:style-name="gr1" draw:text-style-name="P1" draw:layer="layout" svg:x1="9.937cm" svg:y1="5.843cm" svg:x2="9.937cm" svg:y2="7.367cm">
          <text:p/>
        </draw:line>
        <draw:line draw:style-name="gr1" draw:text-style-name="P1" draw:layer="layout" svg:x1="12.937cm" svg:y1="5.843cm" svg:x2="12.937cm" svg:y2="7.367cm">
          <text:p/>
        </draw:line>
        <draw:line draw:style-name="gr1" draw:text-style-name="P1" draw:layer="layout" svg:x1="2.937cm" svg:y1="3.43cm" svg:x2="2.937cm" svg:y2="5.067cm">
          <text:p/>
        </draw:line>
        <draw:line draw:style-name="gr1" draw:text-style-name="P1" draw:layer="layout" svg:x1="6.337cm" svg:y1="3.243cm" svg:x2="6.366cm" svg:y2="5.021cm">
          <text:p/>
        </draw:line>
        <draw:line draw:style-name="gr1" draw:text-style-name="P1" draw:layer="layout" svg:x1="9.937cm" svg:y1="3.443cm" svg:x2="9.922cm" svg:y2="5.081cm">
          <text:p/>
        </draw:line>
        <draw:line draw:style-name="gr1" draw:text-style-name="P1" draw:layer="layout" svg:x1="12.937cm" svg:y1="3.443cm" svg:x2="12.937cm" svg:y2="5.081cm">
          <text:p/>
        </draw:line>
        <draw:frame draw:style-name="gr9" draw:text-style-name="P2" draw:layer="layout" svg:width="1.171cm" svg:height="0.962cm" svg:x="2.332cm" svg:y="0.49cm">
          <draw:text-box>
            <text:p>c1</text:p>
          </draw:text-box>
        </draw:frame>
        <draw:frame draw:style-name="gr9" draw:text-style-name="P2" draw:layer="layout" svg:width="2.195cm" svg:height="0.962cm" svg:x="5.233cm" svg:y="0.49cm">
          <draw:text-box>
            <text:p>s1, s2</text:p>
          </draw:text-box>
        </draw:frame>
        <draw:frame draw:style-name="gr9" draw:text-style-name="P2" draw:layer="layout" svg:width="1.171cm" svg:height="0.962cm" svg:x="9.334cm" svg:y="0.49cm">
          <draw:text-box>
            <text:p>c2</text:p>
          </draw:text-box>
        </draw:frame>
        <draw:frame draw:style-name="gr9" draw:text-style-name="P2" draw:layer="layout" svg:width="2.195cm" svg:height="0.962cm" svg:x="11.835cm" svg:y="0.49cm">
          <draw:text-box>
            <text:p>c3, c4</text:p>
          </draw:text-box>
        </draw:frame>
        <draw:frame draw:style-name="gr9" draw:text-style-name="P2" draw:layer="layout" svg:width="3.22cm" svg:height="0.962cm" svg:x="1.332cm" svg:y="9.29cm">
          <draw:text-box>
            <text:p>c5, c6, c7</text:p>
          </draw:text-box>
        </draw:frame>
        <draw:frame draw:style-name="gr9" draw:text-style-name="P2" draw:layer="layout" svg:width="2.195cm" svg:height="0.962cm" svg:x="5.233cm" svg:y="9.29cm">
          <draw:text-box>
            <text:p>s3, s4</text:p>
          </draw:text-box>
        </draw:frame>
        <draw:frame draw:style-name="gr9" draw:text-style-name="P2" draw:layer="layout" svg:width="2.195cm" svg:height="0.962cm" svg:x="8.434cm" svg:y="9.29cm">
          <draw:text-box>
            <text:p>c8, c9</text:p>
          </draw:text-box>
        </draw:frame>
        <draw:frame draw:style-name="gr9" draw:text-style-name="P2" draw:layer="layout" svg:width="4.227cm" svg:height="0.962cm" svg:x="11.235cm" svg:y="9.29cm">
          <draw:text-box>
            <text:p>c10, c11, c12</text:p>
          </draw:text-box>
        </draw:frame>
        <draw:custom-shape draw:style-name="gr7" draw:text-style-name="P4" draw:layer="layout" svg:width="2.286cm" svg:height="1.651cm" svg:x="16.988cm" svg:y="1.038cm">
          <draw:glue-point draw:id="4" svg:x="5.004cm" svg:y="-4.996cm"/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032cm" svg:height="2.032cm" svg:x="17.115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3.144cm" svg:height="1.673cm" svg:x="16.559cm" svg:y="3.07cm">
          <draw:text-box>
            <text:p text:style-name="P3">Server<text:line-break/>computer</text:p>
          </draw:text-box>
        </draw:frame>
        <draw:frame draw:style-name="gr3" draw:text-style-name="P5" draw:layer="layout" svg:width="3.144cm" svg:height="1.673cm" svg:x="16.559cm" svg:y="8.07cm">
          <draw:text-box>
            <text:p text:style-name="P3">Client<text:line-break/>computer</text:p>
          </draw:text-box>
        </draw:frame>
        <draw:custom-shape draw:style-name="gr10" draw:text-style-name="P4" draw:layer="layout" svg:width="9.398cm" svg:height="1.524cm" svg:x="5.699cm" svg:y="13.446cm">
          <text:p text:style-name="P3">Presentation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398cm" svg:height="1.524cm" svg:x="5.699cm" svg:y="15.446cm">
          <text:p text:style-name="P3">Data handling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398cm" svg:height="1.524cm" svg:x="5.699cm" svg:y="17.446cm">
          <text:p text:style-name="P3">Application processing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9.398cm" svg:height="1.524cm" svg:x="5.699cm" svg:y="19.446cm">
          <text:p text:style-name="P3">Databas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1" draw:text-style-name="P4" xml:id="id18" draw:id="id18" draw:layer="layout" svg:width="4.191cm" svg:height="4.191cm" svg:x="3.921cm" svg:y="10.017cm">
          <draw:glue-point draw:id="4" svg:x="-4.998cm" svg:y="5.001cm"/>
          <draw:glue-point draw:id="5" svg:x="-4.998cm" svg:y="-4.998cm"/>
          <draw:glue-point draw:id="6" svg:x="-4.998cm" svg:y="-2.271cm"/>
          <draw:glue-point draw:id="7" svg:x="-4.998cm" svg:y="2.576cm"/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556cm" svg:height="3.556cm" svg:x="4.238cm" svg:y="10.334cm">
          <text:p text:style-name="P3">Sensor<text:line-break/>control<text:line-break/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20" draw:id="id20" draw:layer="layout" svg:width="2.032cm" svg:height="2.032cm" svg:x="-2.286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9" draw:id="id19" draw:layer="layout" svg:width="2.032cm" svg:height="2.032cm" svg:x="-1.285cm" svg:y="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2.032cm" svg:height="2.032cm" svg:x="-1.285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2" draw:id="id22" draw:layer="layout" svg:width="2.032cm" svg:height="2.032cm" svg:x="0.716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7" draw:id="id17" draw:layer="layout" svg:width="2.032cm" svg:height="2.032cm" svg:x="0.716cm" svg:y="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draw:type="line" svg:x1="2.451cm" svg:y1="7.897cm" svg:x2="3.922cm" svg:y2="10.018cm" draw:start-shape="id17" draw:start-glue-point="9" draw:end-shape="id18" draw:end-glue-point="5" svg:d="M2451 7897l1471 2121" svg:viewBox="0 0 1472 2122">
          <text:p/>
        </draw:connector>
        <draw:connector draw:style-name="gr13" draw:text-style-name="P6" draw:layer="layout" draw:type="line" svg:x1="0.45cm" svg:y1="9.896cm" svg:x2="3.922cm" svg:y2="11.161cm" draw:start-shape="id19" draw:start-glue-point="9" draw:end-shape="id18" draw:end-glue-point="6" svg:d="M450 9896l3472 1265" svg:viewBox="0 0 3473 1266">
          <text:p/>
        </draw:connector>
        <draw:connector draw:style-name="gr13" draw:text-style-name="P6" draw:layer="layout" draw:type="line" svg:x1="-0.254cm" svg:y1="12.125cm" svg:x2="3.921cm" svg:y2="12.112cm" draw:start-shape="id20" draw:start-glue-point="10" draw:end-shape="id18" draw:end-glue-point="3" svg:d="M-254 12125l4175-13" svg:viewBox="0 0 4176 14">
          <text:p/>
        </draw:connector>
        <draw:connector draw:style-name="gr13" draw:text-style-name="P6" draw:layer="layout" draw:type="line" svg:x1="0.747cm" svg:y1="15.177cm" svg:x2="3.922cm" svg:y2="13.191cm" draw:start-shape="id21" draw:start-glue-point="10" draw:end-shape="id18" draw:end-glue-point="7" svg:d="M747 15177l3175-1986" svg:viewBox="0 0 3176 1987">
          <text:p/>
        </draw:connector>
        <draw:connector draw:style-name="gr13" draw:text-style-name="P6" draw:layer="layout" draw:type="line" svg:x1="2.451cm" svg:y1="16.459cm" svg:x2="3.922cm" svg:y2="14.207cm" draw:start-shape="id22" draw:start-glue-point="11" draw:end-shape="id18" draw:end-glue-point="4" svg:d="M2451 16459l1471-2252" svg:viewBox="0 0 1472 2253">
          <text:p/>
        </draw:connector>
        <draw:custom-shape draw:style-name="gr11" draw:text-style-name="P4" xml:id="id30" draw:id="id30" draw:layer="layout" svg:width="4.191cm" svg:height="4.191cm" svg:x="9.921cm" svg:y="7.017cm">
          <draw:glue-point draw:id="4" svg:x="-4.998cm" svg:y="5.001cm"/>
          <draw:glue-point draw:id="5" svg:x="-4.998cm" svg:y="-4.998cm"/>
          <draw:glue-point draw:id="6" svg:x="-4.998cm" svg:y="-2.271cm"/>
          <draw:glue-point draw:id="7" svg:x="-4.998cm" svg:y="2.576cm"/>
          <draw:glue-point draw:id="8" svg:x="-4.163cm" svg:y="5.001cm"/>
          <draw:glue-point draw:id="9" svg:x="4.018cm" svg:y="5.001cm"/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816cm" svg:height="3.556cm" svg:x="10.093cm" svg:y="7.334cm">
          <text:p text:style-name="P3">Coordination<text:line-break/>and display<text:line-break/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23" draw:id="id23" draw:layer="layout" svg:width="4.191cm" svg:height="4.191cm" svg:x="15.921cm" svg:y="10.017cm">
          <draw:glue-point draw:id="4" svg:x="-4.998cm" svg:y="5.001cm"/>
          <draw:glue-point draw:id="5" svg:x="-4.998cm" svg:y="-4.998cm"/>
          <draw:glue-point draw:id="6" svg:x="-4.998cm" svg:y="-2.271cm"/>
          <draw:glue-point draw:id="7" svg:x="-4.998cm" svg:y="2.576cm"/>
          <draw:glue-point draw:id="8" svg:x="5.001cm" svg:y="5.001cm"/>
          <draw:glue-point draw:id="9" svg:x="5.001cm" svg:y="-4.998cm"/>
          <draw:glue-point draw:id="10" svg:x="5.001cm" svg:y="-2.574cm"/>
          <draw:glue-point draw:id="11" svg:x="5.001cm" svg:y="-0.453cm"/>
          <draw:glue-point draw:id="12" svg:x="5.001cm" svg:y="0.455cm"/>
          <draw:glue-point draw:id="13" svg:x="5.001cm" svg:y="2.576cm"/>
          <draw:glue-point draw:id="14" svg:x="5.001cm" svg:y="5.001cm"/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556cm" svg:height="3.556cm" svg:x="16.238cm" svg:y="10.334cm">
          <text:p text:style-name="P3">Light<text:line-break/>control<text:line-break/>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29" draw:id="id29" draw:layer="layout" svg:width="1.016cm" svg:height="2.54cm" svg:x="23.868cm" svg:y="5.8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05cm" svg:height="0.605cm" svg:x="24.074cm" svg:y="5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4.074cm" svg:y="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4.074cm" svg:y="7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8" draw:id="id28" draw:layer="layout" svg:width="1.016cm" svg:height="2.54cm" svg:x="23.868cm" svg:y="8.8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05cm" svg:height="0.605cm" svg:x="24.074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4.074cm" svg:y="9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4.074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4" draw:id="id24" draw:layer="layout" svg:width="1.016cm" svg:height="2.54cm" svg:x="26.268cm" svg:y="7.3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05cm" svg:height="0.605cm" svg:x="26.474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6.474cm" svg:y="8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6.474cm" svg:y="9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6" draw:id="id26" draw:layer="layout" svg:width="1.016cm" svg:height="2.54cm" svg:x="23.868cm" svg:y="12.8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05cm" svg:height="0.605cm" svg:x="24.074cm" svg:y="1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4.074cm" svg:y="13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4.074cm" svg:y="14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7" draw:id="id27" draw:layer="layout" svg:width="1.016cm" svg:height="2.54cm" svg:x="23.868cm" svg:y="15.8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05cm" svg:height="0.605cm" svg:x="24.074cm" svg:y="15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4.074cm" svg:y="16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4.074cm" svg:y="17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5" draw:id="id25" draw:layer="layout" svg:width="1.016cm" svg:height="2.54cm" svg:x="26.268cm" svg:y="14.34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0.605cm" svg:height="0.605cm" svg:x="26.474cm" svg:y="1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6.474cm" svg:y="1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0.605cm" svg:height="0.605cm" svg:x="26.474cm" svg:y="1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svg:x1="20.111cm" svg:y1="11.923cm" svg:x2="26.776cm" svg:y2="9.883cm" draw:start-shape="id23" draw:start-glue-point="11" draw:end-shape="id24" draw:end-glue-point="2" svg:d="M20111 11923h6665v-2040" svg:viewBox="0 0 6666 2041">
          <text:p/>
        </draw:connector>
        <draw:connector draw:style-name="gr17" draw:text-style-name="P4" draw:layer="layout" svg:x1="20.111cm" svg:y1="12.302cm" svg:x2="26.776cm" svg:y2="14.343cm" draw:start-shape="id23" draw:start-glue-point="12" draw:end-shape="id25" draw:end-glue-point="0" svg:d="M20111 12302h6665v2041" svg:viewBox="0 0 6666 2042">
          <text:p/>
        </draw:connector>
        <draw:connector draw:style-name="gr13" draw:text-style-name="P6" draw:layer="layout" draw:type="line" svg:x1="20.111cm" svg:y1="13.191cm" svg:x2="23.868cm" svg:y2="14.113cm" draw:start-shape="id23" draw:start-glue-point="13" draw:end-shape="id26" draw:end-glue-point="3" svg:d="M20111 13191l3757 922" svg:viewBox="0 0 3758 923">
          <text:p/>
        </draw:connector>
        <draw:connector draw:style-name="gr13" draw:text-style-name="P6" draw:layer="layout" draw:type="line" svg:x1="20.111cm" svg:y1="14.207cm" svg:x2="23.868cm" svg:y2="17.113cm" draw:start-shape="id23" draw:start-glue-point="8" draw:end-shape="id27" draw:end-glue-point="3" svg:d="M20111 14207l3757 2906" svg:viewBox="0 0 3758 2907">
          <text:p/>
        </draw:connector>
        <draw:connector draw:style-name="gr13" draw:text-style-name="P6" draw:layer="layout" draw:type="line" svg:x1="20.111cm" svg:y1="11.034cm" svg:x2="23.868cm" svg:y2="10.113cm" draw:start-shape="id23" draw:start-glue-point="10" draw:end-shape="id28" draw:end-glue-point="3" svg:d="M20111 11034l3757-921" svg:viewBox="0 0 3758 922">
          <text:p/>
        </draw:connector>
        <draw:connector draw:style-name="gr13" draw:text-style-name="P6" draw:layer="layout" draw:type="line" svg:x1="20.111cm" svg:y1="10.018cm" svg:x2="23.868cm" svg:y2="7.113cm" draw:start-shape="id23" draw:start-glue-point="9" draw:end-shape="id29" draw:end-glue-point="3" svg:d="M20111 10018l3757-2905" svg:viewBox="0 0 3758 2906">
          <text:p/>
        </draw:connector>
        <draw:connector draw:style-name="gr18" draw:text-style-name="P6" draw:layer="layout" draw:type="line" svg:x1="14.112cm" svg:y1="9.112cm" svg:x2="15.921cm" svg:y2="12.112cm" draw:start-shape="id30" draw:start-glue-point="1" draw:end-shape="id23" draw:end-glue-point="3" svg:d="M14112 9112l1809 3000" svg:viewBox="0 0 1810 3001">
          <text:p/>
        </draw:connector>
        <draw:connector draw:style-name="gr18" draw:text-style-name="P6" draw:layer="layout" draw:type="line" svg:x1="8.112cm" svg:y1="12.112cm" svg:x2="9.921cm" svg:y2="9.112cm" draw:start-shape="id18" draw:start-glue-point="1" draw:end-shape="id30" draw:end-glue-point="3" svg:d="M8112 12112l1809-3000" svg:viewBox="0 0 1810 3001">
          <text:p/>
        </draw:connector>
        <draw:custom-shape draw:style-name="gr7" draw:text-style-name="P4" xml:id="id32" draw:id="id32" draw:layer="layout" svg:width="2.286cm" svg:height="1.651cm" svg:x="12.582cm" svg:y="15.138cm">
          <draw:glue-point draw:id="4" svg:x="5.004cm" svg:y="-4.996cm"/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31" draw:id="id31" draw:layer="layout" svg:width="2.286cm" svg:height="1.651cm" svg:x="9.128cm" svg:y="15.138cm">
          <draw:glue-point draw:id="4" svg:x="5.004cm" svg:y="-4.996cm"/>
          <text:p/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10.272cm" svg:y1="11.207cm" svg:x2="10.271cm" svg:y2="15.138cm" draw:start-shape="id30" draw:start-glue-point="8" draw:end-shape="id31" draw:end-glue-point="0" svg:d="M10272 11207l-1 3931" svg:viewBox="0 0 2 3932">
          <text:p/>
        </draw:connector>
        <draw:connector draw:style-name="gr13" draw:text-style-name="P6" draw:layer="layout" draw:type="line" svg:x1="13.699cm" svg:y1="11.207cm" svg:x2="13.725cm" svg:y2="15.138cm" draw:start-shape="id30" draw:start-glue-point="9" draw:end-shape="id32" draw:end-glue-point="0" svg:d="M13699 11207l26 3931" svg:viewBox="0 0 27 3932">
          <text:p/>
        </draw:connector>
        <draw:frame draw:style-name="gr9" draw:text-style-name="P2" draw:layer="layout" svg:width="5.679cm" svg:height="0.962cm" svg:x="9.136cm" svg:y="17.237cm">
          <draw:text-box>
            <text:p>Operator consoles</text:p>
          </draw:text-box>
        </draw:frame>
        <draw:frame draw:style-name="gr9" draw:text-style-name="P5" draw:layer="layout" svg:width="7.161cm" svg:height="1.673cm" svg:x="-2.863cm" svg:y="18.437cm">
          <draw:text-box>
            <text:p text:style-name="P3">Traffic flow sensors and<text:line-break/>cameras</text:p>
          </draw:text-box>
        </draw:frame>
        <draw:frame draw:style-name="gr9" draw:text-style-name="P2" draw:layer="layout" svg:width="3.884cm" svg:height="0.962cm" svg:x="23.737cm" svg:y="18.937cm">
          <draw:text-box>
            <text:p>Traffic lights</text:p>
          </draw:text-box>
        </draw:frame>
        <draw:frame draw:style-name="gr9" draw:text-style-name="P5" draw:layer="layout" svg:width="5.646cm" svg:height="1.673cm" svg:x="15.237cm" svg:y="7.937cm">
          <draw:text-box>
            <text:p text:style-name="P3">Traffic light control<text:line-break/>processor</text:p>
          </draw:text-box>
        </draw:frame>
        <draw:frame draw:style-name="gr9" draw:text-style-name="P5" draw:layer="layout" svg:width="3.283cm" svg:height="1.673cm" svg:x="4.41cm" svg:y="8.047cm">
          <draw:text-box>
            <text:p text:style-name="P3">Sensor<text:line-break/>processor</text:p>
          </draw:text-box>
        </draw:frame>
        <draw:frame draw:style-name="gr9" draw:text-style-name="P5" draw:layer="layout" svg:width="4.164cm" svg:height="1.673cm" svg:x="9.911cm" svg:y="5.048cm">
          <draw:text-box>
            <text:p text:style-name="P3">Control room<text:line-break/>processor</text:p>
          </draw:text-box>
        </draw:frame>
        <draw:frame draw:style-name="gr9" draw:text-style-name="P2" draw:layer="layout" svg:width="2.441cm" svg:height="0.962cm" svg:x="10.806cm" svg:y="11.541cm">
          <draw:text-box>
            <text:p>Master</text:p>
          </draw:text-box>
        </draw:frame>
        <draw:frame draw:style-name="gr9" draw:text-style-name="P2" draw:layer="layout" svg:width="2.085cm" svg:height="0.962cm" svg:x="17.007cm" svg:y="14.541cm">
          <draw:text-box>
            <text:p>Slave</text:p>
          </draw:text-box>
        </draw:frame>
        <draw:frame draw:style-name="gr9" draw:text-style-name="P2" draw:layer="layout" svg:width="2.085cm" svg:height="0.962cm" svg:x="5.008cm" svg:y="14.541cm">
          <draw:text-box>
            <text:p>Slave</text:p>
          </draw:text-box>
        </draw:frame>
      </draw:page>
      <draw:page draw:name="page4" draw:style-name="dp1" draw:master-page-name="Default">
        <draw:custom-shape draw:style-name="gr19" draw:text-style-name="P4" xml:id="id33" draw:id="id33" draw:layer="layout" svg:width="3.202cm" svg:height="3.202cm" svg:x="3.816cm" svg:y="1.819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35" draw:id="id35" draw:layer="layout" svg:width="3.202cm" svg:height="3.202cm" svg:x="3.817cm" svg:y="8.019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6" draw:id="id36">
          <draw:custom-shape draw:style-name="gr20" draw:text-style-name="P7" draw:layer="layout" svg:width="7.366cm" svg:height="1.143cm" svg:x="14.479cm" svg:y="7.779cm">
            <text:p text:style-name="P3">Server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7.366cm" svg:height="2.583cm" svg:x="14.479cm" svg:y="8.879cm">
            <text:p text:style-name="P3">Database<text:line-break/>Data management</text:p>
            <draw:enhanced-geometry svg:viewBox="0 0 21600 21600" draw:type="rectangle" draw:enhanced-path="M 0 0 L 21600 0 21600 21600 0 21600 0 0 Z N"/>
          </draw:custom-shape>
        </draw:g>
        <draw:g xml:id="id34" draw:id="id34">
          <draw:custom-shape draw:style-name="gr20" draw:text-style-name="P7" draw:layer="layout" svg:width="7.366cm" svg:height="1.143cm" svg:x="14.479cm" svg:y="1.579cm">
            <text:p text:style-name="P3">Server</text:p>
            <draw:enhanced-geometry svg:viewBox="0 0 21600 21600" draw:type="rectangle" draw:enhanced-path="M 0 0 L 21600 0 21600 21600 0 21600 0 0 Z N"/>
          </draw:custom-shape>
          <draw:custom-shape draw:style-name="gr21" draw:text-style-name="P4" draw:layer="layout" svg:width="7.366cm" svg:height="2.583cm" svg:x="14.479cm" svg:y="2.679cm">
            <text:p text:style-name="P3">Database<text:line-break/>Data management<text:line-break/>Application processing</text:p>
            <draw:enhanced-geometry svg:viewBox="0 0 21600 21600" draw:type="rectangle" draw:enhanced-path="M 0 0 L 21600 0 21600 21600 0 21600 0 0 Z N"/>
          </draw:custom-shape>
        </draw:g>
        <draw:frame draw:style-name="gr9" draw:text-style-name="P2" draw:layer="layout" svg:width="4.058cm" svg:height="0.962cm" svg:x="5.637cm" svg:y="0.956cm">
          <draw:text-box>
            <text:p>Presentation</text:p>
          </draw:text-box>
        </draw:frame>
        <draw:frame draw:style-name="gr9" draw:text-style-name="P5" draw:layer="layout" svg:width="6.835cm" svg:height="1.673cm" svg:x="5.637cm" svg:y="6.256cm">
          <draw:text-box>
            <text:p text:style-name="P3">Presentation<text:line-break/>Application processing</text:p>
          </draw:text-box>
        </draw:frame>
        <draw:connector draw:style-name="gr22" draw:text-style-name="P1" draw:layer="layout" draw:type="line" svg:x1="7.018cm" svg:y1="3.42cm" svg:x2="14.479cm" svg:y2="3.42cm" draw:start-shape="id33" draw:start-glue-point="10" draw:end-shape="id34" draw:end-glue-point="3" svg:d="M7018 3420h7461" svg:viewBox="0 0 7462 1">
          <text:p/>
        </draw:connector>
        <draw:connector draw:style-name="gr22" draw:text-style-name="P1" draw:layer="layout" draw:type="line" svg:x1="7.019cm" svg:y1="9.62cm" svg:x2="14.479cm" svg:y2="9.62cm" draw:start-shape="id35" draw:start-glue-point="10" draw:end-shape="id36" draw:end-glue-point="3" svg:d="M7019 9620h7460" svg:viewBox="0 0 7461 1">
          <text:p/>
        </draw:connector>
        <draw:frame draw:style-name="gr9" draw:text-style-name="P8" draw:layer="layout" svg:width="3.326cm" svg:height="1.673cm" svg:x="0.149cm" svg:y="8.757cm">
          <draw:text-box>
            <text:p text:style-name="P3"><text:span text:style-name="T1">Fat-client</text:span><text:span text:style-name="T1"><text:line-break/></text:span><text:span text:style-name="T1">model</text:span></text:p>
          </draw:text-box>
        </draw:frame>
        <draw:frame draw:style-name="gr9" draw:text-style-name="P8" draw:layer="layout" svg:width="3.719cm" svg:height="1.673cm" svg:x="-0.151cm" svg:y="2.558cm">
          <draw:text-box>
            <text:p text:style-name="P3"><text:span text:style-name="T1">Thin-</text:span><text:span text:style-name="T1">client</text:span><text:span text:style-name="T1"><text:line-break/></text:span><text:span text:style-name="T1">model</text:span></text:p>
          </draw:text-box>
        </draw:frame>
        <draw:custom-shape draw:style-name="gr23" draw:text-style-name="P7" draw:layer="layout" svg:width="7.366cm" svg:height="1.143cm" svg:x="14.479cm" svg:y="16.579cm">
          <text:p text:style-name="P3">Account server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66cm" svg:height="2.583cm" svg:x="18.179cm" svg:y="17.679cm">
          <text:p text:style-name="P3">Customer<text:line-break/>account<text:line-break/>database</text:p>
          <draw:enhanced-geometry svg:viewBox="0 0 21600 21600" draw:type="rectangle" draw:enhanced-path="M 0 0 L 21600 0 21600 21600 0 21600 0 0 Z N"/>
        </draw:custom-shape>
        <draw:custom-shape draw:style-name="gr24" draw:text-style-name="P4" xml:id="id38" draw:id="id38" draw:layer="layout" svg:width="3.666cm" svg:height="2.583cm" svg:x="14.479cm" svg:y="17.679cm">
          <draw:glue-point draw:id="4" svg:x="-5.046cm" svg:y="-4.177cm"/>
          <draw:glue-point draw:id="5" svg:x="-5.046cm" svg:y="-1.718cm"/>
          <draw:glue-point draw:id="6" svg:x="-5.046cm" svg:y="1.231cm"/>
          <draw:glue-point draw:id="7" svg:x="-5.046cm" svg:y="3.689cm"/>
          <text:p text:style-name="P3">Tele-<text:line-break/>processing<text:line-break/>monitor</text:p>
          <draw:enhanced-geometry svg:viewBox="0 0 21600 21600" draw:type="rectangle" draw:enhanced-path="M 0 0 L 21600 0 21600 21600 0 21600 0 0 Z N"/>
        </draw:custom-shape>
        <draw:custom-shape draw:style-name="gr25" draw:text-style-name="P4" xml:id="id37" draw:id="id37" draw:layer="layout" svg:width="1.905cm" svg:height="1.905cm" svg:x="8.445cm" svg:y="14.519cm">
          <text:p text:style-name="P3">ATM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3.666cm" svg:height="2.583cm" svg:x="18.179cm" svg:y="17.679cm">
          <text:p text:style-name="P3">Customer<text:line-break/>account<text:line-break/>database</text:p>
          <draw:enhanced-geometry svg:viewBox="0 0 21600 21600" draw:type="rectangle" draw:enhanced-path="M 0 0 L 21600 0 21600 21600 0 21600 0 0 Z N"/>
        </draw:custom-shape>
        <draw:custom-shape draw:style-name="gr25" draw:text-style-name="P4" xml:id="id39" draw:id="id39" draw:layer="layout" svg:width="1.905cm" svg:height="1.905cm" svg:x="5.445cm" svg:y="16.519cm">
          <text:p text:style-name="P3">ATM</text:p>
          <draw:enhanced-geometry svg:viewBox="0 0 21600 21600" draw:type="rectangle" draw:enhanced-path="M 0 0 L 21600 0 21600 21600 0 21600 0 0 Z N"/>
        </draw:custom-shape>
        <draw:custom-shape draw:style-name="gr25" draw:text-style-name="P4" xml:id="id40" draw:id="id40" draw:layer="layout" svg:width="1.905cm" svg:height="1.905cm" svg:x="5.445cm" svg:y="19.419cm">
          <text:p text:style-name="P3">ATM</text:p>
          <draw:enhanced-geometry svg:viewBox="0 0 21600 21600" draw:type="rectangle" draw:enhanced-path="M 0 0 L 21600 0 21600 21600 0 21600 0 0 Z N"/>
        </draw:custom-shape>
        <draw:custom-shape draw:style-name="gr25" draw:text-style-name="P4" xml:id="id41" draw:id="id41" draw:layer="layout" svg:width="1.905cm" svg:height="1.905cm" svg:x="8.445cm" svg:y="21.419cm">
          <text:p text:style-name="P3">ATM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draw:type="line" svg:x1="10.35cm" svg:y1="15.471cm" svg:x2="14.479cm" svg:y2="17.892cm" draw:start-shape="id37" draw:start-glue-point="1" draw:end-shape="id38" draw:end-glue-point="4" svg:d="M10350 15471l4129 2421" svg:viewBox="0 0 4130 2422">
          <text:p/>
        </draw:connector>
        <draw:connector draw:style-name="gr13" draw:text-style-name="P6" draw:layer="layout" draw:type="line" svg:x1="7.35cm" svg:y1="17.471cm" svg:x2="14.479cm" svg:y2="18.527cm" draw:start-shape="id39" draw:start-glue-point="1" draw:end-shape="id38" draw:end-glue-point="5" svg:d="M7350 17471l7129 1056" svg:viewBox="0 0 7130 1057">
          <text:p/>
        </draw:connector>
        <draw:connector draw:style-name="gr13" draw:text-style-name="P6" draw:layer="layout" draw:type="line" svg:x1="7.35cm" svg:y1="20.371cm" svg:x2="14.479cm" svg:y2="19.287cm" draw:start-shape="id40" draw:start-glue-point="1" draw:end-shape="id38" draw:end-glue-point="6" svg:d="M7350 20371l7129-1084" svg:viewBox="0 0 7130 1085">
          <text:p/>
        </draw:connector>
        <draw:connector draw:style-name="gr13" draw:text-style-name="P6" draw:layer="layout" draw:type="line" svg:x1="10.35cm" svg:y1="22.371cm" svg:x2="14.479cm" svg:y2="19.922cm" draw:start-shape="id41" draw:start-glue-point="1" draw:end-shape="id38" draw:end-glue-point="7" svg:d="M10350 22371l4129-2449" svg:viewBox="0 0 4130 2450">
          <text:p/>
        </draw:connector>
      </draw:page>
      <draw:page draw:name="page5" draw:style-name="dp1" draw:master-page-name="Default">
        <draw:g xml:id="id42" draw:id="id42">
          <draw:custom-shape draw:style-name="gr23" draw:text-style-name="P7" draw:layer="layout" svg:width="7.366cm" svg:height="1.143cm" svg:x="7.479cm" svg:y="5.579cm">
            <text:p text:style-name="P3">Web server</text:p>
            <draw:enhanced-geometry svg:viewBox="0 0 21600 21600" draw:type="rectangle" draw:enhanced-path="M 0 0 L 21600 0 21600 21600 0 21600 0 0 Z N"/>
          </draw:custom-shape>
          <draw:custom-shape draw:style-name="gr26" draw:text-style-name="P4" draw:layer="layout" svg:width="7.366cm" svg:height="2.583cm" svg:x="7.479cm" svg:y="6.679cm">
            <text:p text:style-name="P3">Account service<text:line-break/>provision</text:p>
            <draw:enhanced-geometry svg:viewBox="0 0 21600 21600" draw:type="rectangle" draw:enhanced-path="M 0 0 L 21600 0 21600 21600 0 21600 0 0 Z N"/>
          </draw:custom-shape>
        </draw:g>
        <draw:connector draw:style-name="gr1" draw:text-style-name="P1" draw:layer="layout" draw:type="line" svg:x1="14.845cm" svg:y1="7.42cm" svg:x2="19.479cm" svg:y2="7.42cm" draw:start-shape="id42" draw:start-glue-point="1" draw:end-shape="id43" draw:end-glue-point="3" svg:d="M14845 7420h4634" svg:viewBox="0 0 4635 1">
          <text:p/>
        </draw:connector>
        <draw:frame draw:style-name="gr3" draw:text-style-name="P2" draw:layer="layout" svg:width="3.512cm" svg:height="0.962cm" svg:x="15.359cm" svg:y="6.166cm">
          <draw:text-box>
            <text:p>SQL query</text:p>
          </draw:text-box>
        </draw:frame>
        <draw:g xml:id="id43" draw:id="id43">
          <draw:custom-shape draw:style-name="gr23" draw:text-style-name="P7" draw:layer="layout" svg:width="7.366cm" svg:height="1.143cm" svg:x="19.479cm" svg:y="5.579cm">
            <text:p text:style-name="P3">Account server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3.666cm" svg:height="2.583cm" svg:x="23.179cm" svg:y="6.679cm">
            <text:p text:style-name="P3">Customer<text:line-break/>account<text:line-break/>database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3.666cm" svg:height="2.583cm" svg:x="19.479cm" svg:y="6.679cm">
            <draw:glue-point draw:id="4" svg:x="-5.046cm" svg:y="-4.177cm"/>
            <draw:glue-point draw:id="5" svg:x="-5.046cm" svg:y="-1.718cm"/>
            <draw:glue-point draw:id="6" svg:x="-5.046cm" svg:y="1.231cm"/>
            <draw:glue-point draw:id="7" svg:x="-5.046cm" svg:y="3.689cm"/>
            <text:p text:style-name="P3">SQL</text:p>
            <draw:enhanced-geometry svg:viewBox="0 0 21600 21600" draw:type="rectangle" draw:enhanced-path="M 0 0 L 21600 0 21600 21600 0 21600 0 0 Z N"/>
          </draw:custom-shape>
          <draw:custom-shape draw:style-name="gr24" draw:text-style-name="P4" draw:layer="layout" svg:width="3.666cm" svg:height="2.583cm" svg:x="23.179cm" svg:y="6.679cm">
            <text:p text:style-name="P3">Customer<text:line-break/>account<text:line-break/>database</text:p>
            <draw:enhanced-geometry svg:viewBox="0 0 21600 21600" draw:type="rectangle" draw:enhanced-path="M 0 0 L 21600 0 21600 21600 0 21600 0 0 Z N"/>
          </draw:custom-shape>
        </draw:g>
        <draw:custom-shape draw:style-name="gr27" draw:text-style-name="P4" xml:id="id44" draw:id="id44" draw:layer="layout" svg:width="3.202cm" svg:height="2.486cm" svg:x="0.818cm" svg:y="1.518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45" draw:id="id45" draw:layer="layout" svg:width="3.202cm" svg:height="2.486cm" svg:x="0.819cm" svg:y="4.625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46" draw:id="id46" draw:layer="layout" svg:width="3.202cm" svg:height="2.486cm" svg:x="0.82cm" svg:y="7.732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47" draw:id="id47" draw:layer="layout" svg:width="3.202cm" svg:height="2.486cm" svg:x="0.821cm" svg:y="10.839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.551cm" svg:y1="3.64cm" svg:x2="7.479cm" svg:y2="7.42cm" draw:start-shape="id44" draw:start-glue-point="9" draw:end-shape="id42" draw:end-glue-point="3" svg:d="M3551 3640l3928 3780" svg:viewBox="0 0 3929 3781">
          <text:p/>
        </draw:connector>
        <draw:connector draw:style-name="gr1" draw:text-style-name="P1" draw:layer="layout" draw:type="line" svg:x1="3.552cm" svg:y1="6.747cm" svg:x2="7.479cm" svg:y2="7.42cm" draw:start-shape="id45" draw:start-glue-point="9" draw:end-shape="id42" draw:end-glue-point="3" svg:d="M3552 6747l3927 673" svg:viewBox="0 0 3928 674">
          <text:p/>
        </draw:connector>
        <draw:connector draw:style-name="gr1" draw:text-style-name="P1" draw:layer="layout" draw:type="line" svg:x1="3.553cm" svg:y1="8.096cm" svg:x2="7.479cm" svg:y2="7.42cm" draw:start-shape="id46" draw:start-glue-point="11" draw:end-shape="id42" draw:end-glue-point="3" svg:d="M3553 8096l3926-676" svg:viewBox="0 0 3927 677">
          <text:p/>
        </draw:connector>
        <draw:connector draw:style-name="gr1" draw:text-style-name="P1" draw:layer="layout" draw:type="line" svg:x1="3.554cm" svg:y1="11.203cm" svg:x2="7.479cm" svg:y2="7.42cm" draw:start-shape="id47" draw:start-glue-point="11" draw:end-shape="id42" draw:end-glue-point="3" svg:d="M3554 11203l3925-3783" svg:viewBox="0 0 3926 3784">
          <text:p/>
        </draw:connector>
        <draw:frame draw:style-name="gr3" draw:text-style-name="P2" draw:layer="layout" svg:width="5.684cm" svg:height="0.962cm" svg:x="4.864cm" svg:y="2.891cm">
          <draw:text-box>
            <text:p>HTTPS interaction</text:p>
          </draw:text-box>
        </draw:frame>
        <draw:frame draw:style-name="gr3" draw:text-style-name="P5" draw:layer="layout" svg:width="6.204cm" svg:height="2.384cm" svg:x="8.112cm" svg:y="9.849cm">
          <draw:text-box>
            <text:p text:style-name="P3">Tier 2. Application<text:line-break/>processing and data<text:line-break/>management</text:p>
          </draw:text-box>
        </draw:frame>
        <draw:frame draw:style-name="gr3" draw:text-style-name="P5" draw:layer="layout" svg:width="5.163cm" svg:height="1.673cm" svg:x="20.612cm" svg:y="9.849cm">
          <draw:text-box>
            <text:p text:style-name="P3">Tier 3. Database<text:line-break/>processing</text:p>
          </draw:text-box>
        </draw:frame>
        <draw:frame draw:style-name="gr3" draw:text-style-name="P2" draw:layer="layout" svg:width="6.01cm" svg:height="0.962cm" svg:x="-0.508cm" svg:y="0.3cm">
          <draw:text-box>
            <text:p>Tier 1. Presentation</text:p>
          </draw:text-box>
        </draw:frame>
        <draw:custom-shape draw:style-name="gr28" draw:text-style-name="P4" draw:layer="layout" svg:width="3.556cm" svg:height="1.143cm" svg:x="3.54cm" svg:y="15.351cm">
          <text:p text:style-name="P3">Comp 1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556cm" svg:height="2.329cm" svg:x="3.54cm" svg:y="16.451cm">
          <text:p text:style-name="P3">Common<text:line-break/>services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3.556cm" svg:height="1.143cm" svg:x="9.54cm" svg:y="15.351cm">
          <text:p text:style-name="P3">Comp 2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556cm" svg:height="2.329cm" svg:x="9.54cm" svg:y="16.451cm">
          <text:p text:style-name="P3">Common<text:line-break/>services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3.556cm" svg:height="1.143cm" svg:x="15.54cm" svg:y="15.351cm">
          <text:p text:style-name="P3">Comp 3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556cm" svg:height="2.329cm" svg:x="15.54cm" svg:y="16.451cm">
          <text:p text:style-name="P3">Common<text:line-break/>services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3.556cm" svg:height="1.143cm" svg:x="21.54cm" svg:y="15.351cm">
          <text:p text:style-name="P3">Comp 4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3.556cm" svg:height="2.329cm" svg:x="21.54cm" svg:y="16.451cm">
          <text:p text:style-name="P3">Common<text:line-break/>service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2.86cm" svg:height="1.143cm" svg:x="3.032cm" svg:y="20.685cm">
          <text:p text:style-name="P3">Communication middleware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3.202cm" svg:height="2.486cm" svg:x="2.822cm" svg:y="23.8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3.202cm" svg:height="2.486cm" svg:x="7.823cm" svg:y="23.841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3.202cm" svg:height="2.486cm" svg:x="12.824cm" svg:y="23.842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3.202cm" svg:height="2.486cm" svg:x="17.825cm" svg:y="23.843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3.202cm" svg:height="2.486cm" svg:x="22.826cm" svg:y="23.844cm">
          <text:p text:style-name="P3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5.318cm" svg:y1="18.78cm" svg:x2="5.318cm" svg:y2="20.685cm">
          <text:p/>
        </draw:line>
        <draw:line draw:style-name="gr13" draw:text-style-name="P6" draw:layer="layout" svg:x1="11.318cm" svg:y1="18.781cm" svg:x2="11.318cm" svg:y2="20.686cm">
          <text:p/>
        </draw:line>
        <draw:line draw:style-name="gr13" draw:text-style-name="P6" draw:layer="layout" svg:x1="17.318cm" svg:y1="18.782cm" svg:x2="17.318cm" svg:y2="20.687cm">
          <text:p/>
        </draw:line>
        <draw:line draw:style-name="gr13" draw:text-style-name="P6" draw:layer="layout" svg:x1="23.318cm" svg:y1="18.783cm" svg:x2="23.318cm" svg:y2="20.688cm">
          <text:p/>
        </draw:line>
        <draw:line draw:style-name="gr13" draw:text-style-name="P6" draw:layer="layout" svg:x1="24.418cm" svg:y1="21.784cm" svg:x2="24.418cm" svg:y2="23.86cm">
          <text:p/>
        </draw:line>
        <draw:line draw:style-name="gr13" draw:text-style-name="P6" draw:layer="layout" svg:x1="19.418cm" svg:y1="21.784cm" svg:x2="19.418cm" svg:y2="23.86cm">
          <text:p/>
        </draw:line>
        <draw:line draw:style-name="gr13" draw:text-style-name="P6" draw:layer="layout" svg:x1="14.418cm" svg:y1="21.784cm" svg:x2="14.418cm" svg:y2="23.86cm">
          <text:p/>
        </draw:line>
        <draw:line draw:style-name="gr13" draw:text-style-name="P6" draw:layer="layout" svg:x1="9.418cm" svg:y1="21.784cm" svg:x2="9.418cm" svg:y2="23.86cm">
          <text:p/>
        </draw:line>
        <draw:line draw:style-name="gr13" draw:text-style-name="P6" draw:layer="layout" svg:x1="4.418cm" svg:y1="21.784cm" svg:x2="4.418cm" svg:y2="23.86cm">
          <text:p/>
        </draw:line>
      </draw:page>
      <draw:page draw:name="page6" draw:style-name="dp1" draw:master-page-name="Default">
        <draw:custom-shape draw:style-name="gr31" draw:text-style-name="P7" draw:layer="layout" svg:width="3.556cm" svg:height="1.143cm" svg:x="1.54cm" svg:y="1.351cm">
          <text:p text:style-name="P3">Database 1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556cm" svg:height="2.329cm" svg:x="1.54cm" svg:y="2.451cm">
          <text:p text:style-name="P3"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556cm" svg:height="1.143cm" svg:x="1.54cm" svg:y="5.351cm">
          <text:p text:style-name="P3">Database 2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556cm" svg:height="2.329cm" svg:x="1.54cm" svg:y="6.4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556cm" svg:height="1.143cm" svg:x="1.54cm" svg:y="9.351cm">
          <text:p text:style-name="P3">Database 3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556cm" svg:height="2.329cm" svg:x="1.54cm" svg:y="10.45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56" draw:id="id56" draw:layer="layout" svg:width="1.524cm" svg:height="0.508cm" svg:x="4.38cm" svg:y="6.7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54" draw:id="id54" draw:layer="layout" svg:width="1.524cm" svg:height="0.508cm" svg:x="4.38cm" svg:y="7.7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24cm" svg:height="0.508cm" svg:x="4.38cm" svg:y="2.7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62" draw:id="id62" draw:layer="layout" svg:width="1.524cm" svg:height="0.508cm" svg:x="4.38cm" svg:y="3.7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xml:id="id61" draw:id="id61" draw:layer="layout" svg:width="1.524cm" svg:height="0.508cm" svg:x="4.38cm" svg:y="10.7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524cm" svg:height="0.508cm" svg:x="4.38cm" svg:y="11.7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556cm" svg:height="1.143cm" svg:x="15.533cm" svg:y="1.351cm">
          <text:p text:style-name="P3">Report gen.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556cm" svg:height="2.329cm" svg:x="15.533cm" svg:y="2.4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556cm" svg:height="1.143cm" svg:x="15.533cm" svg:y="5.351cm">
          <text:p text:style-name="P3">Visualizer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556cm" svg:height="2.329cm" svg:x="15.533cm" svg:y="6.45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556cm" svg:height="1.143cm" svg:x="15.533cm" svg:y="9.351cm">
          <text:p text:style-name="P3">Display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556cm" svg:height="2.329cm" svg:x="15.533cm" svg:y="10.451cm">
          <draw:glue-point draw:id="4" svg:x="-2.654cm" svg:y="5.135cm"/>
          <draw:glue-point draw:id="5" svg:x="2.702cm" svg:y="5.135cm"/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49" draw:id="id49" draw:layer="layout" svg:width="1.524cm" svg:height="0.508cm" svg:x="18.373cm" svg:y="6.7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52" draw:id="id52" draw:layer="layout" svg:width="1.524cm" svg:height="0.508cm" svg:x="18.373cm" svg:y="7.7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50" draw:id="id50" draw:layer="layout" svg:width="1.524cm" svg:height="0.508cm" svg:x="18.373cm" svg:y="2.7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48" draw:id="id48" draw:layer="layout" svg:width="1.524cm" svg:height="0.508cm" svg:x="18.373cm" svg:y="3.7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53" draw:id="id53" draw:layer="layout" svg:width="1.524cm" svg:height="0.508cm" svg:x="18.373cm" svg:y="10.7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51" draw:id="id51" draw:layer="layout" svg:width="1.524cm" svg:height="0.508cm" svg:x="18.373cm" svg:y="11.715cm">
          <text:p/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19.897cm" svg:y1="3.969cm" svg:x2="19.897cm" svg:y2="6.969cm" draw:start-shape="id48" draw:start-glue-point="1" draw:end-shape="id49" draw:end-glue-point="1" svg:d="M19897 3969h541v3000h-541" svg:viewBox="0 0 542 3001">
          <text:p/>
        </draw:connector>
        <draw:connector draw:style-name="gr35" draw:text-style-name="P3" draw:layer="layout" draw:line-skew="0.896cm" svg:x1="19.897cm" svg:y1="2.969cm" svg:x2="19.897cm" svg:y2="11.969cm" draw:start-shape="id50" draw:start-glue-point="1" draw:end-shape="id51" draw:end-glue-point="1" svg:d="M19897 2969h1437v9000h-1437" svg:viewBox="0 0 1438 9001">
          <text:p/>
        </draw:connector>
        <draw:connector draw:style-name="gr35" draw:text-style-name="P3" draw:layer="layout" svg:x1="19.897cm" svg:y1="7.969cm" svg:x2="19.897cm" svg:y2="10.969cm" draw:start-shape="id52" draw:start-glue-point="1" draw:end-shape="id53" draw:end-glue-point="1" svg:d="M19897 7969h541v3000h-541" svg:viewBox="0 0 542 3001">
          <text:p/>
        </draw:connector>
        <draw:custom-shape draw:style-name="gr31" draw:text-style-name="P7" draw:layer="layout" svg:width="3.556cm" svg:height="1.143cm" svg:x="8.526cm" svg:y="7.351cm">
          <text:p text:style-name="P3">Integrator 2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556cm" svg:height="2.329cm" svg:x="8.526cm" svg:y="8.45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58" draw:id="id58" draw:layer="layout" svg:width="1.524cm" svg:height="0.508cm" svg:x="11.366cm" svg:y="9.16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3.556cm" svg:height="1.143cm" svg:x="8.526cm" svg:y="2.951cm">
          <text:p text:style-name="P3">Integrator 1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3.556cm" svg:height="2.329cm" svg:x="8.526cm" svg:y="4.05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60" draw:id="id60" draw:layer="layout" svg:width="1.524cm" svg:height="0.508cm" svg:x="11.366cm" svg:y="4.765cm">
          <text:p/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5.904cm" svg:y1="7.969cm" svg:x2="7.766cm" svg:y2="9.224cm" draw:start-shape="id54" draw:start-glue-point="1" draw:end-shape="id55" draw:end-glue-point="5" svg:d="M5904 7969h931v1255h931" svg:viewBox="0 0 1863 1256">
          <text:p/>
        </draw:connector>
        <draw:connector draw:style-name="gr35" draw:text-style-name="P3" draw:layer="layout" svg:x1="5.904cm" svg:y1="6.969cm" svg:x2="7.766cm" svg:y2="5.203cm" draw:start-shape="id56" draw:start-glue-point="1" draw:end-shape="id57" draw:end-glue-point="4" svg:d="M5904 6969h931v-1766h931" svg:viewBox="0 0 1863 1767">
          <text:p/>
        </draw:connector>
        <draw:custom-shape draw:style-name="gr34" draw:text-style-name="P4" xml:id="id59" draw:id="id59" draw:layer="layout" svg:width="1.524cm" svg:height="0.508cm" svg:x="14.766cm" svg:y="7.165cm">
          <draw:glue-point draw:id="4" svg:x="-5.177cm" svg:y="3.641cm"/>
          <draw:glue-point draw:id="5" svg:x="-5.177cm" svg:y="-3.858cm"/>
          <text:p/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12.89cm" svg:y1="9.419cm" svg:x2="14.766cm" svg:y2="7.603cm" draw:start-shape="id58" draw:start-glue-point="1" draw:end-shape="id59" draw:end-glue-point="4" svg:d="M12890 9419h938v-1816h938" svg:viewBox="0 0 1877 1817">
          <text:p/>
        </draw:connector>
        <draw:connector draw:style-name="gr35" draw:text-style-name="P3" draw:layer="layout" svg:x1="12.89cm" svg:y1="5.019cm" svg:x2="14.766cm" svg:y2="7.224cm" draw:start-shape="id60" draw:start-glue-point="1" draw:end-shape="id59" draw:end-glue-point="5" svg:d="M12890 5019h938v2205h938" svg:viewBox="0 0 1877 2206">
          <text:p/>
        </draw:connector>
        <draw:custom-shape draw:style-name="gr34" draw:text-style-name="P4" xml:id="id55" draw:id="id55" draw:layer="layout" svg:width="1.524cm" svg:height="0.508cm" svg:x="7.766cm" svg:y="9.165cm">
          <draw:glue-point draw:id="4" svg:x="-5.177cm" svg:y="3.641cm"/>
          <draw:glue-point draw:id="5" svg:x="-5.177cm" svg:y="-3.858cm"/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xml:id="id57" draw:id="id57" draw:layer="layout" svg:width="1.524cm" svg:height="0.508cm" svg:x="7.766cm" svg:y="4.765cm">
          <draw:glue-point draw:id="4" svg:x="-5.177cm" svg:y="3.641cm"/>
          <draw:glue-point draw:id="5" svg:x="-5.177cm" svg:y="-3.858cm"/>
          <text:p/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5.904cm" svg:y1="10.969cm" svg:x2="7.766cm" svg:y2="9.603cm" draw:start-shape="id61" draw:start-glue-point="1" draw:end-shape="id55" draw:end-glue-point="4" svg:d="M5904 10969h931v-1366h931" svg:viewBox="0 0 1863 1367">
          <text:p/>
        </draw:connector>
        <draw:connector draw:style-name="gr35" draw:text-style-name="P3" draw:layer="layout" svg:x1="5.904cm" svg:y1="3.969cm" svg:x2="7.766cm" svg:y2="4.824cm" draw:start-shape="id62" draw:start-glue-point="1" draw:end-shape="id57" draw:end-glue-point="5" svg:d="M5904 3969h931v855h931" svg:viewBox="0 0 1863 856">
          <text:p/>
        </draw:connector>
        <draw:frame draw:style-name="gr3" draw:text-style-name="P2" draw:layer="layout" svg:width="2.437cm" svg:height="0.962cm" svg:x="16.221cm" svg:y="13.954cm">
          <draw:text-box>
            <text:p>Clients</text:p>
          </draw:text-box>
        </draw:frame>
        <draw:line draw:style-name="gr1" draw:text-style-name="P1" draw:layer="layout" svg:x1="17.41cm" svg:y1="12.811cm" svg:x2="17.41cm" svg:y2="14.081cm">
          <text:p/>
        </draw:line>
        <draw:line draw:style-name="gr1" draw:text-style-name="P1" draw:layer="layout" svg:x1="18.41cm" svg:y1="12.811cm" svg:x2="18.41cm" svg:y2="14.081cm">
          <text:p/>
        </draw:line>
        <draw:line draw:style-name="gr1" draw:text-style-name="P1" draw:layer="layout" svg:x1="16.41cm" svg:y1="12.811cm" svg:x2="16.41cm" svg:y2="14.081cm">
          <text:p/>
        </draw:line>
        <draw:custom-shape draw:style-name="gr5" draw:text-style-name="P4" xml:id="id63" draw:id="id63" draw:layer="layout" svg:width="2.032cm" svg:height="2.032cm" svg:x="3.116cm" svg:y="15.884cm">
          <text:p text:style-name="P3">n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6" draw:id="id66" draw:layer="layout" svg:width="2.032cm" svg:height="2.032cm" svg:x="5.117cm" svg:y="19.885cm">
          <text:p text:style-name="P3">n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4" draw:id="id64" draw:layer="layout" svg:width="2.032cm" svg:height="2.032cm" svg:x="1.118cm" svg:y="19.886cm">
          <text:p text:style-name="P3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5" draw:id="id65" draw:layer="layout" svg:width="2.032cm" svg:height="2.032cm" svg:x="1.119cm" svg:y="23.887cm">
          <text:p text:style-name="P3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7" draw:id="id67" draw:layer="layout" svg:width="2.032cm" svg:height="2.032cm" svg:x="5.12cm" svg:y="23.888cm">
          <text:p text:style-name="P3">n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9" draw:id="id69" draw:layer="layout" svg:width="2.032cm" svg:height="2.032cm" svg:x="9.121cm" svg:y="21.889cm">
          <text:p text:style-name="P3">n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8" draw:id="id68" draw:layer="layout" svg:width="2.032cm" svg:height="2.032cm" svg:x="9.122cm" svg:y="16.89cm">
          <text:p text:style-name="P3">n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2" draw:id="id72" draw:layer="layout" svg:width="2.032cm" svg:height="2.032cm" svg:x="14.123cm" svg:y="16.891cm">
          <text:p text:style-name="P3">n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1" draw:id="id71" draw:layer="layout" svg:width="2.032cm" svg:height="2.032cm" svg:x="12.124cm" svg:y="19.892cm">
          <text:p text:style-name="P3">n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0" draw:id="id70" draw:layer="layout" svg:width="2.032cm" svg:height="2.032cm" svg:x="15.125cm" svg:y="21.893cm">
          <text:p text:style-name="P3">n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6" draw:id="id76" draw:layer="layout" svg:width="2.032cm" svg:height="2.032cm" svg:x="20.126cm" svg:y="21.894cm">
          <text:p text:style-name="P3">n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3" draw:id="id73" draw:layer="layout" svg:width="2.032cm" svg:height="2.032cm" svg:x="17.127cm" svg:y="18.895cm">
          <text:p text:style-name="P3">n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4" draw:id="id74" draw:layer="layout" svg:width="2.032cm" svg:height="2.032cm" svg:x="20.128cm" svg:y="16.896cm">
          <text:p text:style-name="P3">n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5" draw:id="id75" draw:layer="layout" svg:width="2.032cm" svg:height="2.032cm" svg:x="22.729cm" svg:y="19.597cm">
          <text:p text:style-name="P3">n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3.413cm" svg:y1="17.619cm" svg:x2="2.134cm" svg:y2="19.886cm" draw:start-shape="id63" draw:start-glue-point="7" draw:end-shape="id64" draw:end-glue-point="4" svg:d="M3413 17619l-1279 2267" svg:viewBox="0 0 1280 2268">
          <text:p/>
        </draw:connector>
        <draw:connector draw:style-name="gr1" draw:text-style-name="P1" draw:layer="layout" draw:type="line" svg:x1="2.134cm" svg:y1="21.918cm" svg:x2="2.135cm" svg:y2="23.887cm" draw:start-shape="id64" draw:start-glue-point="8" draw:end-shape="id65" draw:end-glue-point="4" svg:d="M2134 21918l1 1969" svg:viewBox="0 0 2 1970">
          <text:p/>
        </draw:connector>
        <draw:connector draw:style-name="gr1" draw:text-style-name="P1" draw:layer="layout" draw:type="line" svg:x1="2.854cm" svg:y1="24.184cm" svg:x2="5.414cm" svg:y2="21.62cm" draw:start-shape="id65" draw:start-glue-point="11" draw:end-shape="id66" draw:end-glue-point="7" svg:d="M2854 24184l2560-2564" svg:viewBox="0 0 2561 2565">
          <text:p/>
        </draw:connector>
        <draw:connector draw:style-name="gr1" draw:text-style-name="P1" draw:layer="layout" draw:type="line" svg:x1="3.151cm" svg:y1="24.903cm" svg:x2="5.12cm" svg:y2="24.904cm" draw:start-shape="id65" draw:start-glue-point="10" draw:end-shape="id67" draw:end-glue-point="6" svg:d="M3151 24903l1969 1" svg:viewBox="0 0 1970 2">
          <text:p/>
        </draw:connector>
        <draw:connector draw:style-name="gr1" draw:text-style-name="P1" draw:layer="layout" draw:type="line" svg:x1="6.136cm" svg:y1="23.888cm" svg:x2="6.133cm" svg:y2="21.917cm" draw:start-shape="id67" draw:start-glue-point="4" draw:end-shape="id66" draw:end-glue-point="8" svg:d="M6136 23888l-3-1971" svg:viewBox="0 0 4 1972">
          <text:p/>
        </draw:connector>
        <draw:connector draw:style-name="gr1" draw:text-style-name="P1" draw:layer="layout" draw:type="line" svg:x1="5.117cm" svg:y1="20.901cm" svg:x2="3.15cm" svg:y2="20.902cm" draw:start-shape="id66" draw:start-glue-point="6" draw:end-shape="id64" draw:end-glue-point="10" svg:d="M5117 20901l-1967 1" svg:viewBox="0 0 1968 2">
          <text:p/>
        </draw:connector>
        <draw:connector draw:style-name="gr1" draw:text-style-name="P1" draw:layer="layout" draw:type="line" svg:x1="4.851cm" svg:y1="17.619cm" svg:x2="6.133cm" svg:y2="19.885cm" draw:start-shape="id63" draw:start-glue-point="9" draw:end-shape="id66" draw:end-glue-point="4" svg:d="M4851 17619l1282 2266" svg:viewBox="0 0 1283 2267">
          <text:p/>
        </draw:connector>
        <draw:connector draw:style-name="gr1" draw:text-style-name="P1" draw:layer="layout" draw:type="line" svg:x1="6.852cm" svg:y1="20.182cm" svg:x2="9.419cm" svg:y2="18.625cm" draw:start-shape="id66" draw:start-glue-point="11" draw:end-shape="id68" draw:end-glue-point="7" svg:d="M6852 20182l2567-1557" svg:viewBox="0 0 2568 1558">
          <text:p/>
        </draw:connector>
        <draw:connector draw:style-name="gr1" draw:text-style-name="P1" draw:layer="layout" draw:type="line" svg:x1="10.138cm" svg:y1="18.922cm" svg:x2="10.137cm" svg:y2="21.889cm" draw:start-shape="id68" draw:start-glue-point="8" draw:end-shape="id69" draw:end-glue-point="4" svg:d="M10138 18922l-1 2967" svg:viewBox="0 0 2 2968">
          <text:p/>
        </draw:connector>
        <draw:connector draw:style-name="gr1" draw:text-style-name="P1" draw:layer="layout" draw:type="line" svg:x1="11.153cm" svg:y1="22.905cm" svg:x2="15.125cm" svg:y2="22.909cm" draw:start-shape="id69" draw:start-glue-point="10" draw:end-shape="id70" draw:end-glue-point="6" svg:d="M11153 22905l3972 4" svg:viewBox="0 0 3973 5">
          <text:p/>
        </draw:connector>
        <draw:connector draw:style-name="gr1" draw:text-style-name="P1" draw:layer="layout" draw:type="line" svg:x1="10.857cm" svg:y1="18.625cm" svg:x2="12.421cm" svg:y2="20.189cm" draw:start-shape="id68" draw:start-glue-point="9" draw:end-shape="id71" draw:end-glue-point="5" svg:d="M10857 18625l1564 1564" svg:viewBox="0 0 1565 1565">
          <text:p/>
        </draw:connector>
        <draw:connector draw:style-name="gr1" draw:text-style-name="P1" draw:layer="layout" draw:type="line" svg:x1="13.859cm" svg:y1="20.189cm" svg:x2="14.42cm" svg:y2="18.626cm" draw:start-shape="id71" draw:start-glue-point="11" draw:end-shape="id72" draw:end-glue-point="7" svg:d="M13859 20189l561-1563" svg:viewBox="0 0 562 1564">
          <text:p/>
        </draw:connector>
        <draw:connector draw:style-name="gr1" draw:text-style-name="P1" draw:layer="layout" draw:type="line" svg:x1="11.154cm" svg:y1="17.906cm" svg:x2="14.123cm" svg:y2="17.907cm" draw:start-shape="id68" draw:start-glue-point="10" draw:end-shape="id72" draw:end-glue-point="6" svg:d="M11154 17906l2969 1" svg:viewBox="0 0 2970 2">
          <text:p/>
        </draw:connector>
        <draw:connector draw:style-name="gr1" draw:text-style-name="P1" draw:layer="layout" draw:type="line" svg:x1="15.858cm" svg:y1="18.626cm" svg:x2="17.424cm" svg:y2="19.192cm" draw:start-shape="id72" draw:start-glue-point="9" draw:end-shape="id73" draw:end-glue-point="5" svg:d="M15858 18626l1566 566" svg:viewBox="0 0 1567 567">
          <text:p/>
        </draw:connector>
        <draw:connector draw:style-name="gr1" draw:text-style-name="P1" draw:layer="layout" draw:type="line" svg:x1="16.86cm" svg:y1="22.19cm" svg:x2="17.424cm" svg:y2="20.63cm" draw:start-shape="id70" draw:start-glue-point="11" draw:end-shape="id73" draw:end-glue-point="7" svg:d="M16860 22190l564-1560" svg:viewBox="0 0 565 1561">
          <text:p/>
        </draw:connector>
        <draw:connector draw:style-name="gr1" draw:text-style-name="P1" draw:layer="layout" draw:type="line" svg:x1="18.862cm" svg:y1="19.192cm" svg:x2="20.425cm" svg:y2="18.631cm" draw:start-shape="id73" draw:start-glue-point="11" draw:end-shape="id74" draw:end-glue-point="7" svg:d="M18862 19192l1563-561" svg:viewBox="0 0 1564 562">
          <text:p/>
        </draw:connector>
        <draw:connector draw:style-name="gr1" draw:text-style-name="P1" draw:layer="layout" draw:type="line" svg:x1="19.159cm" svg:y1="19.911cm" svg:x2="22.729cm" svg:y2="20.613cm" draw:start-shape="id73" draw:start-glue-point="10" draw:end-shape="id75" draw:end-glue-point="6" svg:d="M19159 19911l3570 702" svg:viewBox="0 0 3571 703">
          <text:p/>
        </draw:connector>
        <draw:connector draw:style-name="gr1" draw:text-style-name="P1" draw:layer="layout" draw:type="line" svg:x1="17.157cm" svg:y1="22.909cm" svg:x2="20.126cm" svg:y2="22.91cm" draw:start-shape="id70" draw:start-glue-point="10" draw:end-shape="id76" draw:end-glue-point="6" svg:d="M17157 22909l2969 1" svg:viewBox="0 0 2970 2">
          <text:p/>
        </draw:connector>
      </draw:page>
      <draw:page draw:name="page7" draw:style-name="dp1" draw:master-page-name="Default">
        <draw:custom-shape draw:style-name="gr5" draw:text-style-name="P4" xml:id="id82" draw:id="id82" draw:layer="layout" svg:width="2.032cm" svg:height="2.032cm" svg:x="3.117cm" svg:y="6.085cm">
          <text:p text:style-name="P3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7" draw:id="id77" draw:layer="layout" svg:width="2.032cm" svg:height="2.032cm" svg:x="5.118cm" svg:y="9.086cm">
          <text:p text:style-name="P3">n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0" draw:id="id80" draw:layer="layout" svg:width="2.032cm" svg:height="2.032cm" svg:x="8.119cm" svg:y="12.087cm">
          <text:p text:style-name="P3">n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8" draw:id="id78" draw:layer="layout" svg:width="2.032cm" svg:height="2.032cm" svg:x="10.12cm" svg:y="8.088cm">
          <text:p text:style-name="P3">n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9" draw:id="id79" draw:layer="layout" svg:width="2.032cm" svg:height="2.032cm" svg:x="13.121cm" svg:y="10.089cm">
          <text:p text:style-name="P3">n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83" draw:id="id83" draw:layer="layout" svg:width="2.032cm" svg:height="2.032cm" svg:x="15.122cm" svg:y="6.09cm">
          <text:p text:style-name="P3">n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6.853cm" svg:y1="9.383cm" svg:x2="10.12cm" svg:y2="9.104cm" draw:start-shape="id77" draw:start-glue-point="11" draw:end-shape="id78" draw:end-glue-point="6" svg:d="M6853 9383l3267-279" svg:viewBox="0 0 3268 280">
          <text:p/>
        </draw:connector>
        <draw:connector draw:style-name="gr1" draw:text-style-name="P1" draw:layer="layout" draw:type="line" svg:x1="7.15cm" svg:y1="10.102cm" svg:x2="13.121cm" svg:y2="11.105cm" draw:start-shape="id77" draw:start-glue-point="10" draw:end-shape="id79" draw:end-glue-point="6" svg:d="M7150 10102l5971 1003" svg:viewBox="0 0 5972 1004">
          <text:p/>
        </draw:connector>
        <draw:connector draw:style-name="gr1" draw:text-style-name="P1" draw:layer="layout" draw:type="line" svg:x1="10.417cm" svg:y1="9.823cm" svg:x2="9.854cm" svg:y2="12.384cm" draw:start-shape="id78" draw:start-glue-point="7" draw:end-shape="id80" draw:end-glue-point="11" svg:d="M10417 9823l-563 2561" svg:viewBox="0 0 564 2562">
          <text:p/>
        </draw:connector>
        <draw:connector draw:style-name="gr1" draw:text-style-name="P1" draw:layer="layout" draw:type="line" svg:x1="10.151cm" svg:y1="13.103cm" svg:x2="13.418cm" svg:y2="11.824cm" draw:start-shape="id80" draw:start-glue-point="10" draw:end-shape="id79" draw:end-glue-point="7" svg:d="M10151 13103l3267-1279" svg:viewBox="0 0 3268 1280">
          <text:p/>
        </draw:connector>
        <draw:connector draw:style-name="gr1" draw:text-style-name="P1" draw:layer="layout" draw:type="line" svg:x1="6.853cm" svg:y1="10.821cm" svg:x2="8.416cm" svg:y2="12.384cm" draw:start-shape="id77" draw:start-glue-point="9" draw:end-shape="id80" draw:end-glue-point="5" svg:d="M6853 10821l1563 1563" svg:viewBox="0 0 1564 1564">
          <text:p/>
        </draw:connector>
        <draw:connector draw:style-name="gr1" draw:text-style-name="P1" draw:layer="layout" draw:type="line" svg:x1="11.855cm" svg:y1="9.823cm" svg:x2="13.418cm" svg:y2="10.386cm" draw:start-shape="id78" draw:start-glue-point="9" draw:end-shape="id79" draw:end-glue-point="5" svg:d="M11855 9823l1563 563" svg:viewBox="0 0 1564 564">
          <text:p/>
        </draw:connector>
        <draw:custom-shape draw:style-name="gr36" draw:text-style-name="P4" xml:id="id81" draw:id="id81" draw:layer="layout" svg:width="6.096cm" svg:height="2.667cm" svg:x="6.834cm" svg:y="1.074cm">
          <text:p text:style-name="P3">Discovery server</text:p>
          <text:p text:style-name="P3">(Super peer)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9.882cm" svg:y1="3.741cm" svg:x2="4.852cm" svg:y2="6.382cm" draw:start-shape="id81" draw:start-glue-point="2" draw:end-shape="id82" draw:end-glue-point="11" svg:d="M9882 3741l-5030 2641" svg:viewBox="0 0 5031 2642">
          <text:p/>
        </draw:connector>
        <draw:connector draw:style-name="gr37" draw:text-style-name="P1" draw:layer="layout" draw:type="line" svg:x1="6.134cm" svg:y1="9.086cm" svg:x2="9.882cm" svg:y2="3.741cm" draw:start-shape="id77" draw:start-glue-point="4" draw:end-shape="id81" draw:end-glue-point="2" svg:d="M6134 9086l3748-5345" svg:viewBox="0 0 3749 5346">
          <text:p/>
        </draw:connector>
        <draw:connector draw:style-name="gr37" draw:text-style-name="P1" draw:layer="layout" draw:type="line" svg:x1="11.136cm" svg:y1="8.088cm" svg:x2="9.882cm" svg:y2="3.741cm" draw:start-shape="id78" draw:start-glue-point="4" draw:end-shape="id81" draw:end-glue-point="2" svg:d="M11136 8088l-1254-4347" svg:viewBox="0 0 1255 4348">
          <text:p/>
        </draw:connector>
        <draw:connector draw:style-name="gr37" draw:text-style-name="P1" draw:layer="layout" draw:type="line" svg:x1="9.135cm" svg:y1="12.087cm" svg:x2="9.882cm" svg:y2="3.741cm" draw:start-shape="id80" draw:start-glue-point="4" draw:end-shape="id81" draw:end-glue-point="2" svg:d="M9135 12087l747-8346" svg:viewBox="0 0 748 8347">
          <text:p/>
        </draw:connector>
        <draw:connector draw:style-name="gr37" draw:text-style-name="P1" draw:layer="layout" draw:type="line" svg:x1="14.137cm" svg:y1="10.089cm" svg:x2="9.882cm" svg:y2="3.741cm" draw:start-shape="id79" draw:start-glue-point="4" draw:end-shape="id81" draw:end-glue-point="2" svg:d="M14137 10089l-4255-6348" svg:viewBox="0 0 4256 6349">
          <text:p/>
        </draw:connector>
        <draw:connector draw:style-name="gr37" draw:text-style-name="P1" draw:layer="layout" draw:type="line" svg:x1="15.419cm" svg:y1="6.387cm" svg:x2="9.882cm" svg:y2="3.741cm" draw:start-shape="id83" draw:start-glue-point="5" draw:end-shape="id81" draw:end-glue-point="2" svg:d="M15419 6387l-5537-2646" svg:viewBox="0 0 5538 2647">
          <text:p/>
        </draw:connector>
        <draw:custom-shape draw:style-name="gr38" draw:text-style-name="P4" xml:id="id87" draw:id="id87" draw:layer="layout" svg:width="2.692cm" svg:height="1.625cm" svg:x="2.118cm" svg:y="16.494cm">
          <text:p text:style-name="P3">Use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86" draw:id="id86" draw:layer="layout" svg:width="2.692cm" svg:height="1.625cm" svg:x="6.119cm" svg:y="16.494cm">
          <text:p text:style-name="P3">Use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89" draw:id="id89" draw:layer="layout" svg:width="2.692cm" svg:height="1.625cm" svg:x="10.162cm" svg:y="16.494cm">
          <text:p text:style-name="P3">User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1" draw:id="id91" draw:layer="layout" svg:width="2.692cm" svg:height="1.625cm" svg:x="14.121cm" svg:y="16.494cm">
          <text:p text:style-name="P3">User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92" draw:id="id92" draw:layer="layout" svg:width="2.692cm" svg:height="1.625cm" svg:x="18.122cm" svg:y="16.494cm">
          <text:p text:style-name="P3">User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4" xml:id="id84" draw:id="id84" draw:layer="layout" svg:width="4.445cm" svg:height="1.143cm" svg:x="3.242cm" svg:y="19.669cm">
          <draw:glue-point draw:id="4" svg:x="-2.614cm" svg:y="-4.995cm"/>
          <draw:glue-point draw:id="5" svg:x="2.814cm" svg:y="-4.995cm"/>
          <draw:glue-point draw:id="6" svg:x="-1.471cm" svg:y="5.004cm"/>
          <draw:glue-point draw:id="7" svg:x="1.385cm" svg:y="5.004cm"/>
          <text:p text:style-name="P3">Profile C1</text:p>
          <draw:enhanced-geometry svg:viewBox="0 0 21600 21600" draw:type="rectangle" draw:enhanced-path="M 0 0 L 21600 0 21600 21600 0 21600 0 0 Z N"/>
        </draw:custom-shape>
        <draw:custom-shape draw:style-name="gr39" draw:text-style-name="P4" xml:id="id88" draw:id="id88" draw:layer="layout" svg:width="4.445cm" svg:height="1.143cm" svg:x="9.286cm" svg:y="19.669cm">
          <text:p text:style-name="P3">Profile C2</text:p>
          <draw:enhanced-geometry svg:viewBox="0 0 21600 21600" draw:type="rectangle" draw:enhanced-path="M 0 0 L 21600 0 21600 21600 0 21600 0 0 Z N"/>
        </draw:custom-shape>
        <draw:custom-shape draw:style-name="gr39" draw:text-style-name="P4" xml:id="id90" draw:id="id90" draw:layer="layout" svg:width="4.445cm" svg:height="1.143cm" svg:x="15.245cm" svg:y="19.669cm">
          <draw:glue-point draw:id="4" svg:x="-2.474cm" svg:y="-4.995cm"/>
          <draw:glue-point draw:id="5" svg:x="2.668cm" svg:y="-4.995cm"/>
          <draw:glue-point draw:id="6" svg:x="-1.617cm" svg:y="5.004cm"/>
          <draw:glue-point draw:id="7" svg:x="1.525cm" svg:y="5.004cm"/>
          <text:p text:style-name="P3">Profile C3</text:p>
          <draw:enhanced-geometry svg:viewBox="0 0 21600 21600" draw:type="rectangle" draw:enhanced-path="M 0 0 L 21600 0 21600 21600 0 21600 0 0 Z N"/>
        </draw:custom-shape>
        <draw:custom-shape draw:style-name="gr40" draw:text-style-name="P4" xml:id="id85" draw:id="id85" draw:layer="layout" svg:width="16.383cm" svg:height="1.778cm" svg:x="3.337cm" svg:y="22.463cm">
          <draw:glue-point draw:id="4" svg:x="-3.914cm" svg:y="-5cm"/>
          <draw:glue-point draw:id="5" svg:x="-3.449cm" svg:y="-5cm"/>
          <draw:glue-point draw:id="6" svg:x="3.449cm" svg:y="-5cm"/>
          <draw:glue-point draw:id="7" svg:x="3.837cm" svg:y="-5cm"/>
          <text:p text:style-name="P3">Application service</text:p>
          <draw:enhanced-geometry svg:viewBox="0 0 21600 21600" draw:type="rectangle" draw:enhanced-path="M 0 0 L 21600 0 21600 21600 0 21600 0 0 Z N"/>
        </draw:custom-shape>
        <draw:connector draw:style-name="gr41" draw:text-style-name="P6" draw:layer="layout" draw:type="line" svg:x1="4.811cm" svg:y1="20.811cm" svg:x2="5.116cm" svg:y2="22.463cm" draw:start-shape="id84" draw:start-glue-point="6" draw:end-shape="id85" draw:end-glue-point="4" svg:d="M4811 20811l305 1652" svg:viewBox="0 0 306 1653">
          <text:p/>
        </draw:connector>
        <draw:connector draw:style-name="gr41" draw:text-style-name="P6" draw:layer="layout" draw:type="line" svg:x1="6.079cm" svg:y1="20.811cm" svg:x2="5.878cm" svg:y2="22.463cm" draw:start-shape="id84" draw:start-glue-point="7" draw:end-shape="id85" draw:end-glue-point="5" svg:d="M6079 20811l-201 1652" svg:viewBox="0 0 202 1653">
          <text:p/>
        </draw:connector>
        <draw:connector draw:style-name="gr41" draw:text-style-name="P6" draw:layer="layout" draw:type="line" svg:x1="6.714cm" svg:y1="19.67cm" svg:x2="7.465cm" svg:y2="18.119cm" draw:start-shape="id84" draw:start-glue-point="5" draw:end-shape="id86" draw:end-glue-point="8" svg:d="M6714 19670l751-1551" svg:viewBox="0 0 752 1552">
          <text:p/>
        </draw:connector>
        <draw:connector draw:style-name="gr41" draw:text-style-name="P6" draw:layer="layout" draw:type="line" svg:x1="4.303cm" svg:y1="19.67cm" svg:x2="3.464cm" svg:y2="18.119cm" draw:start-shape="id84" draw:start-glue-point="4" draw:end-shape="id87" draw:end-glue-point="8" svg:d="M4303 19670l-839-1551" svg:viewBox="0 0 840 1552">
          <text:p/>
        </draw:connector>
        <draw:connector draw:style-name="gr41" draw:text-style-name="P6" draw:layer="layout" draw:type="line" svg:x1="11.508cm" svg:y1="19.669cm" svg:x2="11.508cm" svg:y2="18.119cm" draw:start-shape="id88" draw:start-glue-point="0" draw:end-shape="id89" draw:end-glue-point="8" svg:d="M11508 19669v-1550" svg:viewBox="0 0 1 1551">
          <text:p/>
        </draw:connector>
        <draw:connector draw:style-name="gr41" draw:text-style-name="P6" draw:layer="layout" draw:type="line" svg:x1="11.508cm" svg:y1="20.812cm" svg:x2="11.528cm" svg:y2="22.463cm" draw:start-shape="id88" draw:start-glue-point="2" draw:end-shape="id85" draw:end-glue-point="0" svg:d="M11508 20812l20 1651" svg:viewBox="0 0 21 1652">
          <text:p/>
        </draw:connector>
        <draw:connector draw:style-name="gr41" draw:text-style-name="P6" draw:layer="layout" draw:type="line" svg:x1="16.749cm" svg:y1="20.811cm" svg:x2="17.178cm" svg:y2="22.463cm" draw:start-shape="id90" draw:start-glue-point="6" draw:end-shape="id85" draw:end-glue-point="6" svg:d="M16749 20811l429 1652" svg:viewBox="0 0 430 1653">
          <text:p/>
        </draw:connector>
        <draw:connector draw:style-name="gr41" draw:text-style-name="P6" draw:layer="layout" draw:type="line" svg:x1="18.144cm" svg:y1="20.811cm" svg:x2="17.814cm" svg:y2="22.463cm" draw:start-shape="id90" draw:start-glue-point="7" draw:end-shape="id85" draw:end-glue-point="7" svg:d="M18144 20811l-330 1652" svg:viewBox="0 0 331 1653">
          <text:p/>
        </draw:connector>
        <draw:connector draw:style-name="gr41" draw:text-style-name="P6" draw:layer="layout" draw:type="line" svg:x1="16.368cm" svg:y1="19.67cm" svg:x2="15.467cm" svg:y2="18.119cm" draw:start-shape="id90" draw:start-glue-point="4" draw:end-shape="id91" draw:end-glue-point="8" svg:d="M16368 19670l-901-1551" svg:viewBox="0 0 902 1552">
          <text:p/>
        </draw:connector>
        <draw:connector draw:style-name="gr41" draw:text-style-name="P6" draw:layer="layout" draw:type="line" svg:x1="18.652cm" svg:y1="19.67cm" svg:x2="19.468cm" svg:y2="18.119cm" draw:start-shape="id90" draw:start-glue-point="5" draw:end-shape="id92" draw:end-glue-point="8" svg:d="M18652 19670l816-1551" svg:viewBox="0 0 817 155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07:54:13.200400670</meta:creation-date>
    <dc:date>2020-07-23T09:19:16.965827391</dc:date>
    <meta:editing-duration>PT5M58S</meta:editing-duration>
    <meta:editing-cycles>2</meta:editing-cycles>
    <meta:generator>LibreOffice/6.4.4.2$Linux_X86_64 LibreOffice_project/40$Build-2</meta:generator>
    <meta:document-statistic meta:object-count="332"/>
  </office:meta>
</office:document-meta>
</file>